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Myriad Pro Light SemiCond" svg:font-family="Myriad Pro Light SemiCond" style:font-family-generic="swiss" style:font-pitch="variable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system"/>
    <style:font-face style:name="Times" svg:font-family="Times" style:font-family-generic="system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line-height="70%" style:page-number="1"/>
      <style:text-properties style:font-name="Times New Roman" style:font-name-asian="Times New Roman" fo:font-weight="bold" style:font-weight-asian="bold" fo:color="#000000" fo:font-size="13pt" style:font-size-asian="13pt" style:font-size-complex="13pt"/>
    </style:style>
    <style:style style:name="P24" style:parent-style-name="Textbody" style:family="paragraph">
      <style:paragraph-properties fo:text-align="center" fo:line-height="70%"/>
    </style:style>
    <style:style style:name="T25" style:parent-style-name="Fonteparág.padrão" style:family="text">
      <style:text-properties style:font-name="Times New Roman" style:font-name-asian="Times New Roman" fo:font-weight="bold" style:font-weight-asian="bold" fo:color="#000000" fo:font-size="13pt" style:font-size-asian="13pt" style:font-size-complex="13pt"/>
    </style:style>
    <style:style style:name="T26" style:parent-style-name="Fonteparág.padrão" style:family="text">
      <style:text-properties style:font-name="Times New Roman" style:font-name-asian="Times New Roman" fo:font-weight="bold" style:font-weight-asian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line-height="70%"/>
    </style:style>
    <style:style style:name="P28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9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LO-normal" style:family="paragraph">
      <style:paragraph-properties fo:text-align="justify" fo:margin-bottom="0.0833in" fo:line-height="100%"/>
    </style:style>
    <style:style style:name="T3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 fo:margin-bottom="0.0833in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Fonteparág.padrão" style:family="text">
      <style:text-properties style:font-name="Times New Roman" fo:font-weight="bold" style:font-weight-asian="bold" style:font-weight-complex="bold" fo:font-size="12pt" style:font-size-asian="12pt"/>
    </style:style>
    <style:style style:name="P39" style:parent-style-name="LO-normal" style:family="paragraph">
      <style:paragraph-properties fo:text-align="justify" fo:margin-bottom="0.0833in" fo:line-height="100%"/>
    </style:style>
    <style:style style:name="T4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LO-normal" style:family="paragraph">
      <style:paragraph-properties fo:text-align="justify" fo:margin-bottom="0.0833in" fo:line-height="100%" fo:background-color="#FFFFFF"/>
    </style:style>
    <style:style style:name="T4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LO-normal" style:family="paragraph">
      <style:paragraph-properties fo:text-align="justify" fo:margin-bottom="0.0833in" fo:line-height="100%" fo:background-color="#FFFFFF"/>
    </style:style>
    <style:style style:name="T4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LO-normal" style:family="paragraph">
      <style:paragraph-properties fo:text-align="justify" fo:margin-bottom="0.0833in" fo:line-height="100%"/>
    </style:style>
    <style:style style:name="T5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" style:parent-style-name="LO-normal" style:family="paragraph">
      <style:paragraph-properties fo:text-align="justify" fo:margin-bottom="0.0833in" fo:line-height="100%"/>
    </style:style>
    <style:style style:name="T5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" style:parent-style-name="LO-normal" style:family="paragraph">
      <style:paragraph-properties fo:text-align="justify">
        <style:tab-stops>
          <style:tab-stop style:type="left" style:position="2.5576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0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1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2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3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" style:parent-style-name="LO-normal" style:family="paragraph">
      <style:paragraph-properties fo:text-align="justify" fo:margin-bottom="0.0833in" fo:line-height="100%"/>
    </style:style>
    <style:style style:name="T6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LO-normal" style:family="paragraph">
      <style:paragraph-properties fo:text-align="justify" fo:margin-bottom="0.0833in" fo:line-height="100%"/>
      <style:text-properties style:font-name="Times New Roman" style:font-name-asian="Times" style:font-name-complex="Times" fo:font-size="12pt" style:font-size-asian="12pt" style:font-size-complex="12pt"/>
    </style:style>
    <style:style style:name="P69" style:parent-style-name="LO-normal" style:family="paragraph">
      <style:paragraph-properties fo:margin-bottom="0.0833in" fo:line-height="100%"/>
      <style:text-properties style:font-name="Times New Roman" style:font-name-asian="Times" style:font-name-complex="Times" fo:font-size="12pt" style:font-size-asian="12pt" style:font-size-complex="12pt"/>
    </style:style>
    <style:style style:name="P70" style:parent-style-name="LO-normal" style:family="paragraph">
      <style:paragraph-properties fo:text-align="justify" fo:margin-bottom="0.0833in" fo:line-height="100%"/>
      <style:text-properties style:font-name="Times New Roman" style:font-name-asian="Times" style:font-name-complex="Times" fo:font-size="12pt" style:font-size-asian="12pt" style:font-size-complex="12pt"/>
    </style:style>
    <style:style style:name="P71" style:parent-style-name="LO-normal" style:family="paragraph">
      <style:paragraph-properties fo:text-align="justify" fo:margin-bottom="0.0833in" fo:line-height="100%"/>
      <style:text-properties style:font-name="Times New Roman" style:font-name-asian="Times" style:font-name-complex="Times" fo:font-size="12pt" style:font-size-asian="12pt" style:font-size-complex="12pt"/>
    </style:style>
    <style:style style:name="P72" style:parent-style-name="LO-normal" style:family="paragraph">
      <style:paragraph-properties fo:text-align="justify" fo:margin-bottom="0.0833in" fo:line-height="100%"/>
      <style:text-properties style:font-name="Times New Roman" style:font-name-asian="Times" style:font-name-complex="Times" fo:font-size="12pt" style:font-size-asian="12pt" style:font-size-complex="12pt"/>
    </style:style>
    <style:style style:name="P73" style:parent-style-name="LO-normal" style:family="paragraph">
      <style:paragraph-properties fo:text-align="justify" fo:margin-bottom="0.0833in" fo:line-height="100%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LO-normal" style:family="paragraph">
      <style:paragraph-properties fo:text-align="justify" fo:margin-bottom="0.0833in" fo:line-height="100%"/>
    </style:style>
    <style:style style:name="T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" style:parent-style-name="LO-normal" style:family="paragraph">
      <style:paragraph-properties fo:text-align="justify" fo:margin-bottom="0.0833in" fo:line-height="100%"/>
    </style:style>
    <style:style style:name="T8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" style:parent-style-name="LO-normal" style:family="paragraph">
      <style:paragraph-properties fo:text-align="justify" fo:margin-bottom="0.0833in" fo:line-height="100%"/>
    </style:style>
    <style:style style:name="T9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LO-normal" style:family="paragraph">
      <style:paragraph-properties fo:text-align="justify" fo:margin-bottom="0.0833in" fo:line-height="100%"/>
    </style:style>
    <style:style style:name="T9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" style:parent-style-name="LO-normal" style:family="paragraph">
      <style:paragraph-properties fo:text-align="justify" fo:margin-bottom="0.0833in" fo:line-height="100%"/>
    </style:style>
    <style:style style:name="T9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LO-normal" style:family="paragraph">
      <style:paragraph-properties fo:text-align="justify" fo:margin-bottom="0.0833in" fo:line-height="100%"/>
    </style:style>
    <style:style style:name="T10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" style:parent-style-name="LO-normal" style:family="paragraph">
      <style:paragraph-properties fo:text-align="justify" fo:margin-bottom="0.0833in" fo:line-height="100%"/>
    </style:style>
    <style:style style:name="T10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LO-normal" style:family="paragraph">
      <style:paragraph-properties fo:text-align="justify" fo:margin-bottom="0.0833in" fo:line-height="100%"/>
    </style:style>
    <style:style style:name="T11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7" style:parent-style-name="LO-normal" style:family="paragraph">
      <style:paragraph-properties fo:text-align="justify" fo:margin-bottom="0.0833in" fo:line-height="100%"/>
    </style:style>
    <style:style style:name="T11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LO-normal" style:family="paragraph">
      <style:paragraph-properties fo:text-align="justify" fo:margin-bottom="0.0833in" fo:line-height="100%"/>
    </style:style>
    <style:style style:name="T12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2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8" style:parent-style-name="LO-normal" style:family="paragraph">
      <style:paragraph-properties fo:margin-top="0.1944in" fo:margin-bottom="0.1944in" fo:line-height="100%"/>
    </style:style>
    <style:style style:name="T129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30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1" style:parent-style-name="LO-normal" style:family="paragraph">
      <style:paragraph-properties fo:margin-top="0.1944in" fo:margin-bottom="0.1944in" fo:line-height="100%"/>
    </style:style>
    <style:style style:name="T13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33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4" style:parent-style-name="LO-normal" style:family="paragraph">
      <style:paragraph-properties fo:margin-top="0.1944in" fo:margin-bottom="0.1944in" fo:line-height="100%"/>
    </style:style>
    <style:style style:name="T135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36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37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8" style:parent-style-name="LO-normal" style:family="paragraph">
      <style:paragraph-properties fo:margin-top="0.1944in" fo:margin-bottom="0.1944in" fo:line-height="100%"/>
    </style:style>
    <style:style style:name="T139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40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1" style:parent-style-name="LO-normal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2" style:parent-style-name="LO-normal" style:family="paragraph">
      <style:paragraph-properties fo:margin-top="0.1944in" fo:margin-bottom="0.1944in" fo:line-height="100%"/>
    </style:style>
    <style:style style:name="T143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44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5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6" style:parent-style-name="LO-normal" style:family="paragraph">
      <style:paragraph-properties fo:text-align="justify" fo:margin-bottom="0.0833in" fo:line-height="100%"/>
    </style:style>
    <style:style style:name="T14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LO-normal" style:family="paragraph">
      <style:paragraph-properties fo:text-align="justify" fo:margin-bottom="0.0833in" fo:line-height="100%"/>
    </style:style>
    <style:style style:name="T15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5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3" style:parent-style-name="LO-normal" style:family="paragraph">
      <style:paragraph-properties fo:text-align="justify" fo:margin-bottom="0.0833in" fo:line-height="100%">
        <style:tab-stops>
          <style:tab-stop style:type="right" style:position="6.4972in"/>
        </style:tab-stops>
      </style:paragraph-properties>
    </style:style>
    <style:style style:name="T15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7" style:parent-style-name="LO-normal" style:family="paragraph">
      <style:paragraph-properties fo:text-align="justify" fo:margin-bottom="0.0833in" fo:line-height="100%"/>
    </style:style>
    <style:style style:name="T15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5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4" style:parent-style-name="LO-normal" style:family="paragraph">
      <style:paragraph-properties fo:text-align="justify" fo:margin-bottom="0.0833in" fo:line-height="100%"/>
    </style:style>
    <style:style style:name="P165" style:parent-style-name="LO-normal" style:family="paragraph">
      <style:paragraph-properties fo:text-align="center"/>
    </style:style>
    <style:style style:name="T16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7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8" style:parent-style-name="LO-normal" style:family="paragraph">
      <style:paragraph-properties fo:text-align="justify" fo:margin-bottom="0.0833in" fo:line-height="100%"/>
    </style:style>
    <style:style style:name="T16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1" style:parent-style-name="LO-normal" style:family="paragraph">
      <style:paragraph-properties fo:text-align="justify" fo:margin-bottom="0.0833in" fo:line-height="100%"/>
    </style:style>
    <style:style style:name="T17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4" style:parent-style-name="LO-normal" style:family="paragraph">
      <style:paragraph-properties fo:text-align="justify" fo:margin-bottom="0.0833in" fo:line-height="100%"/>
    </style:style>
    <style:style style:name="T17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7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8" style:parent-style-name="LO-normal" style:family="paragraph">
      <style:paragraph-properties fo:text-align="justify" fo:margin-bottom="0.0833in" fo:line-height="100%"/>
    </style:style>
    <style:style style:name="T17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2" style:parent-style-name="LO-normal" style:family="paragraph">
      <style:paragraph-properties fo:text-align="justify" fo:margin-bottom="0.0833in" fo:line-height="100%"/>
    </style:style>
    <style:style style:name="T18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5" style:parent-style-name="LO-normal" style:family="paragraph">
      <style:paragraph-properties fo:text-align="justify" fo:margin-top="0.0833in" fo:margin-bottom="0in" fo:line-height="100%"/>
    </style:style>
    <style:style style:name="T18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8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9" style:parent-style-name="LO-normal" style:family="paragraph">
      <style:paragraph-properties fo:text-align="justify" fo:margin-bottom="0.0833in" fo:line-height="100%"/>
    </style:style>
    <style:style style:name="T19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9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2" style:parent-style-name="LO-normal" style:family="paragraph">
      <style:paragraph-properties fo:text-align="justify" fo:margin-bottom="0.0833in" fo:line-height="100%"/>
    </style:style>
    <style:style style:name="T19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9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5" style:parent-style-name="LO-normal" style:family="paragraph">
      <style:paragraph-properties fo:text-align="justify" fo:margin-bottom="0.0833in" fo:line-height="100%"/>
    </style:style>
    <style:style style:name="T19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9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9" style:parent-style-name="LO-normal" style:family="paragraph">
      <style:paragraph-properties fo:text-align="justify" fo:margin-bottom="0.0833in" fo:line-height="100%"/>
    </style:style>
    <style:style style:name="T20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0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2" style:parent-style-name="LO-normal" style:family="paragraph">
      <style:paragraph-properties fo:text-align="justify" fo:margin-bottom="0.0833in" fo:line-height="100%"/>
    </style:style>
    <style:style style:name="T20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0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0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8" style:parent-style-name="LO-normal" style:family="paragraph">
      <style:paragraph-properties fo:text-align="justify" fo:margin-bottom="0.0833in" fo:line-height="100%"/>
    </style:style>
    <style:style style:name="T20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1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5" style:parent-style-name="LO-normal" style:family="paragraph">
      <style:paragraph-properties fo:text-align="justify" fo:margin-bottom="0.0833in" fo:line-height="100%"/>
    </style:style>
    <style:style style:name="T21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8" style:parent-style-name="LO-normal" style:family="paragraph">
      <style:paragraph-properties fo:text-align="justify" fo:margin-bottom="0.0833in" fo:line-height="100%"/>
    </style:style>
    <style:style style:name="T21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2" style:parent-style-name="LO-normal" style:family="paragraph">
      <style:paragraph-properties fo:text-align="center" fo:margin-bottom="0.0833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23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24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25" style:parent-style-name="LO-normal" style:family="paragraph">
      <style:paragraph-properties fo:text-align="justify" fo:margin-bottom="0.0833in" fo:line-height="100%"/>
    </style:style>
    <style:style style:name="T22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2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9" style:parent-style-name="LO-normal" style:family="paragraph">
      <style:paragraph-properties fo:text-align="justify" fo:margin-bottom="0.0833in" fo:line-height="100%"/>
    </style:style>
    <style:style style:name="T23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3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3" style:parent-style-name="LO-normal" style:family="paragraph">
      <style:paragraph-properties fo:text-align="justify" fo:margin-bottom="0.0833in" fo:line-height="100%"/>
    </style:style>
    <style:style style:name="T23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7" style:parent-style-name="LO-normal" style:family="paragraph">
      <style:paragraph-properties fo:text-align="justify" fo:margin-bottom="0.0833in" fo:line-height="100%"/>
    </style:style>
    <style:style style:name="T23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1" style:parent-style-name="LO-normal" style:family="paragraph">
      <style:paragraph-properties fo:text-align="justify" fo:margin-bottom="0.0833in" fo:line-height="100%"/>
    </style:style>
    <style:style style:name="T24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4" style:parent-style-name="LO-normal" style:family="paragraph">
      <style:paragraph-properties fo:text-align="justify" fo:margin-bottom="0.0833in" fo:line-height="100%"/>
    </style:style>
    <style:style style:name="T24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8" style:parent-style-name="LO-normal" style:family="paragraph">
      <style:paragraph-properties fo:text-align="justify" fo:margin-bottom="0.0833in" fo:line-height="100%"/>
    </style:style>
    <style:style style:name="T24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2" style:parent-style-name="LO-normal" style:family="paragraph">
      <style:paragraph-properties fo:text-align="justify" fo:margin-bottom="0.0833in" fo:line-height="100%"/>
    </style:style>
    <style:style style:name="T25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6" style:parent-style-name="LO-normal" style:family="paragraph">
      <style:paragraph-properties fo:text-align="justify" fo:margin-bottom="0.0833in" fo:line-height="100%"/>
    </style:style>
    <style:style style:name="T25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9" style:parent-style-name="LO-normal" style:family="paragraph">
      <style:paragraph-properties fo:text-align="justify" fo:margin-bottom="0.0833in" fo:line-height="100%"/>
    </style:style>
    <style:style style:name="T26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3" style:parent-style-name="LO-normal" style:family="paragraph">
      <style:paragraph-properties fo:text-align="justify" fo:margin-bottom="0.0833in" fo:line-height="100%">
        <style:tab-stops>
          <style:tab-stop style:type="right" style:position="6.4972in"/>
        </style:tab-stops>
      </style:paragraph-properties>
    </style:style>
    <style:style style:name="T26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6" style:parent-style-name="LO-normal" style:family="paragraph">
      <style:paragraph-properties fo:text-align="justify" fo:margin-bottom="0.0833in" fo:line-height="100%">
        <style:tab-stops>
          <style:tab-stop style:type="right" style:position="6.4972in"/>
        </style:tab-stops>
      </style:paragraph-properties>
    </style:style>
    <style:style style:name="T26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2" style:parent-style-name="LO-normal" style:family="paragraph">
      <style:paragraph-properties fo:text-align="justify" fo:margin-bottom="0.0833in" fo:line-height="100%">
        <style:tab-stops>
          <style:tab-stop style:type="right" style:position="6.4972in"/>
        </style:tab-stops>
      </style:paragraph-properties>
    </style:style>
    <style:style style:name="T27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7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5" style:parent-style-name="LO-normal" style:family="paragraph">
      <style:paragraph-properties fo:text-align="justify" fo:margin-bottom="0.0833in" fo:line-height="100%"/>
    </style:style>
    <style:style style:name="T27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9" style:parent-style-name="LO-normal" style:family="paragraph">
      <style:paragraph-properties fo:text-align="justify" fo:margin-bottom="0.0833in" fo:line-height="100%"/>
    </style:style>
    <style:style style:name="T28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8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3" style:parent-style-name="LO-normal" style:family="paragraph">
      <style:paragraph-properties fo:text-align="justify" fo:margin-bottom="0.0833in" fo:line-height="100%"/>
    </style:style>
    <style:style style:name="T28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8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7" style:parent-style-name="LO-normal" style:family="paragraph">
      <style:paragraph-properties fo:text-align="justify" fo:margin-bottom="0.0833in" fo:line-height="100%"/>
    </style:style>
    <style:style style:name="T28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8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1" style:parent-style-name="LO-normal" style:family="paragraph">
      <style:paragraph-properties fo:text-align="justify" fo:margin-bottom="0.0833in" fo:line-height="100%"/>
    </style:style>
    <style:style style:name="T29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9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5" style:parent-style-name="LO-normal" style:family="paragraph">
      <style:paragraph-properties fo:text-align="justify" fo:margin-bottom="0.0833in" fo:line-height="100%"/>
    </style:style>
    <style:style style:name="T29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9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9" style:parent-style-name="LO-normal" style:family="paragraph">
      <style:paragraph-properties fo:text-align="justify" fo:margin-bottom="0.0833in" fo:line-height="100%"/>
    </style:style>
    <style:style style:name="T30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0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3" style:parent-style-name="LO-normal" style:family="paragraph">
      <style:paragraph-properties fo:text-align="justify" fo:margin-bottom="0.0833in" fo:line-height="100%"/>
    </style:style>
    <style:style style:name="T30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0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7" style:parent-style-name="LO-normal" style:family="paragraph">
      <style:paragraph-properties fo:text-align="justify" fo:margin-bottom="0.0833in" fo:line-height="100%"/>
    </style:style>
    <style:style style:name="T30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0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0" style:parent-style-name="LO-normal" style:family="paragraph">
      <style:paragraph-properties fo:text-align="justify" fo:margin-bottom="0.0833in" fo:line-height="100%"/>
    </style:style>
    <style:style style:name="T31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5" style:parent-style-name="LO-normal" style:family="paragraph">
      <style:paragraph-properties fo:text-align="justify" fo:margin-bottom="0.0833in" fo:line-height="100%"/>
    </style:style>
    <style:style style:name="T31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8" style:parent-style-name="LO-normal" style:family="paragraph">
      <style:paragraph-properties fo:text-align="justify" fo:margin-bottom="0.0833in" fo:line-height="100%"/>
    </style:style>
    <style:style style:name="T31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2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2" style:parent-style-name="LO-normal" style:family="paragraph">
      <style:paragraph-properties fo:text-align="justify" fo:margin-bottom="0.0833in" fo:line-height="100%"/>
    </style:style>
    <style:style style:name="T32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6" style:parent-style-name="LO-normal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7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28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29" style:parent-style-name="LO-normal" style:family="paragraph">
      <style:paragraph-properties fo:text-align="justify" fo:margin-bottom="0.0833in" fo:line-height="100%"/>
    </style:style>
    <style:style style:name="T33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3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2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3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4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5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6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7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8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9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0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1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2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3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4" style:parent-style-name="LO-normal" style:family="paragraph">
      <style:paragraph-properties fo:text-align="justify" fo:margin-bottom="0.0833in" fo:line-height="100%"/>
    </style:style>
    <style:style style:name="T3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9" style:parent-style-name="LO-normal" style:family="paragraph">
      <style:paragraph-properties fo:text-align="justify" fo:margin-bottom="0.0833in" fo:line-height="100%"/>
    </style:style>
    <style:style style:name="T3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5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3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4" style:parent-style-name="LO-normal" style:family="paragraph">
      <style:paragraph-properties fo:text-align="justify" fo:margin-bottom="0.0833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5" style:parent-style-name="LO-normal" style:family="paragraph">
      <style:paragraph-properties fo:text-align="justify" fo:margin-bottom="0.0833in" fo:line-height="100%"/>
    </style:style>
    <style:style style:name="T35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5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0" style:parent-style-name="LO-normal" style:family="paragraph">
      <style:paragraph-properties fo:text-align="justify" fo:margin-bottom="0.0833in" fo:line-height="100%"/>
    </style:style>
    <style:style style:name="T3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6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4" style:parent-style-name="LO-normal" style:family="paragraph">
      <style:paragraph-properties fo:text-align="justify" fo:margin-bottom="0.0833in" fo:line-height="100%"/>
    </style:style>
    <style:style style:name="T3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8" style:parent-style-name="LO-normal" style:family="paragraph">
      <style:paragraph-properties fo:text-align="justify" fo:margin-bottom="0.0833in" fo:line-height="100%"/>
    </style:style>
    <style:style style:name="T3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2" style:parent-style-name="LO-normal" style:family="paragraph">
      <style:paragraph-properties fo:text-align="justify" fo:margin-bottom="0.0833in" fo:line-height="100%"/>
    </style:style>
    <style:style style:name="T3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6" style:parent-style-name="LO-normal" style:family="paragraph">
      <style:paragraph-properties fo:text-align="justify" fo:margin-bottom="0.0833in" fo:line-height="100%"/>
    </style:style>
    <style:style style:name="T3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1" style:parent-style-name="LO-normal" style:family="paragraph">
      <style:paragraph-properties fo:text-align="justify" fo:margin-bottom="0.0833in" fo:line-height="100%"/>
    </style:style>
    <style:style style:name="T38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5" style:parent-style-name="LO-normal" style:family="paragraph">
      <style:paragraph-properties fo:text-align="justify" fo:margin-bottom="0.0833in" fo:line-height="100%"/>
    </style:style>
    <style:style style:name="T38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0" style:parent-style-name="LO-normal" style:family="paragraph">
      <style:paragraph-properties fo:text-align="justify" fo:margin-bottom="0.0833in" fo:line-height="100%"/>
    </style:style>
    <style:style style:name="T39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9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4" style:parent-style-name="LO-normal" style:family="paragraph">
      <style:paragraph-properties fo:text-align="justify" fo:margin-bottom="0.0833in" fo:line-height="100%"/>
    </style:style>
    <style:style style:name="T39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9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7" style:parent-style-name="LO-normal" style:family="paragraph">
      <style:paragraph-properties fo:text-align="justify" fo:margin-bottom="0.0833in" fo:line-height="100%"/>
    </style:style>
    <style:style style:name="T39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1" style:parent-style-name="LO-normal" style:family="paragraph">
      <style:paragraph-properties fo:text-align="justify" fo:margin-bottom="0.0833in" fo:line-height="100%"/>
    </style:style>
    <style:style style:name="T40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5" style:parent-style-name="LO-normal" style:family="paragraph">
      <style:paragraph-properties fo:text-align="justify" fo:margin-bottom="0.0833in" fo:line-height="100%"/>
    </style:style>
    <style:style style:name="T40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9" style:parent-style-name="LO-normal" style:family="paragraph">
      <style:paragraph-properties fo:text-align="justify" fo:margin-bottom="0.0833in" fo:line-height="100%"/>
    </style:style>
    <style:style style:name="T41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3" style:parent-style-name="LO-normal" style:family="paragraph">
      <style:paragraph-properties fo:text-align="justify" fo:margin-bottom="0.0833in" fo:line-height="100%"/>
    </style:style>
    <style:style style:name="T4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1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7" style:parent-style-name="LO-normal" style:family="paragraph">
      <style:paragraph-properties fo:text-align="justify" fo:margin-bottom="0.0833in" fo:line-height="100%"/>
    </style:style>
    <style:style style:name="T4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2" style:parent-style-name="LO-normal" style:family="paragraph">
      <style:paragraph-properties fo:text-align="justify" fo:margin-bottom="0.0833in" fo:line-height="100%"/>
    </style:style>
    <style:style style:name="T42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5" style:parent-style-name="LO-normal" style:family="paragraph">
      <style:paragraph-properties fo:text-align="justify" fo:margin-bottom="0.0833in" fo:line-height="100%"/>
    </style:style>
    <style:style style:name="T42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9" style:parent-style-name="LO-normal" style:family="paragraph">
      <style:paragraph-properties fo:text-align="justify" fo:margin-bottom="0.0833in" fo:line-height="100%"/>
    </style:style>
    <style:style style:name="T43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3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4" style:parent-style-name="LO-normal" style:family="paragraph">
      <style:paragraph-properties fo:text-align="justify" fo:margin-bottom="0.0833in" fo:line-height="100%"/>
    </style:style>
    <style:style style:name="T43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7" style:parent-style-name="LO-normal" style:family="paragraph">
      <style:paragraph-properties fo:text-align="justify" fo:margin-bottom="0.0833in" fo:line-height="100%"/>
    </style:style>
    <style:style style:name="T43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1" style:parent-style-name="LO-normal" style:family="paragraph">
      <style:paragraph-properties fo:text-align="justify" fo:margin-bottom="0.0833in" fo:line-height="100%"/>
    </style:style>
    <style:style style:name="T44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4" style:parent-style-name="LO-normal" style:family="paragraph">
      <style:paragraph-properties fo:text-align="justify" fo:margin-bottom="0.0833in" fo:line-height="100%"/>
    </style:style>
    <style:style style:name="T4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8" style:parent-style-name="LO-normal" style:family="paragraph">
      <style:paragraph-properties fo:text-align="justify" fo:margin-bottom="0.0833in" fo:line-height="100%"/>
    </style:style>
    <style:style style:name="T4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3" style:parent-style-name="LO-normal" style:family="paragraph">
      <style:paragraph-properties fo:text-align="justify" fo:margin-bottom="0.0833in" fo:line-height="100%"/>
    </style:style>
    <style:style style:name="T4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7" style:parent-style-name="LO-normal" style:family="paragraph">
      <style:paragraph-properties fo:text-align="justify" fo:margin-bottom="0.0833in" fo:line-height="100%"/>
    </style:style>
    <style:style style:name="T4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6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1" style:parent-style-name="LO-normal" style:family="paragraph">
      <style:paragraph-properties fo:text-align="justify" fo:margin-bottom="0.0833in" fo:line-height="100%"/>
    </style:style>
    <style:style style:name="T46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6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6" style:parent-style-name="LO-normal" style:family="paragraph">
      <style:paragraph-properties fo:text-align="justify" fo:margin-bottom="0.0833in" fo:line-height="100%"/>
    </style:style>
    <style:style style:name="T4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0" style:parent-style-name="LO-normal" style:family="paragraph">
      <style:paragraph-properties fo:text-align="justify" fo:margin-bottom="0.0833in" fo:line-height="100%"/>
    </style:style>
    <style:style style:name="T4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4" style:parent-style-name="LO-normal" style:family="paragraph">
      <style:paragraph-properties fo:text-align="justify" fo:margin-bottom="0.0833in" fo:line-height="100%"/>
    </style:style>
    <style:style style:name="T4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8" style:parent-style-name="LO-normal" style:family="paragraph">
      <style:paragraph-properties fo:text-align="center" fo:margin-top="0.1666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79" style:parent-style-name="LO-normal" style:family="paragraph">
      <style:paragraph-properties fo:text-align="center" fo:margin-top="0.1666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80" style:parent-style-name="LO-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81" style:parent-style-name="LO-normal" style:family="paragraph">
      <style:paragraph-properties fo:text-align="justify"/>
    </style:style>
    <style:style style:name="T48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8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5" style:parent-style-name="LO-normal" style:family="paragraph">
      <style:paragraph-properties fo:text-align="justify"/>
    </style:style>
    <style:style style:name="T48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8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8" style:parent-style-name="LO-normal" style:family="paragraph">
      <style:paragraph-properties fo:text-align="justify"/>
    </style:style>
    <style:style style:name="T48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9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2" style:parent-style-name="LO-normal" style:family="paragraph">
      <style:paragraph-properties fo:text-align="justify"/>
    </style:style>
    <style:style style:name="T49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9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5" style:parent-style-name="LO-normal" style:family="paragraph">
      <style:paragraph-properties fo:text-align="justify"/>
    </style:style>
    <style:style style:name="T49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9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9" style:parent-style-name="LO-normal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00" style:parent-style-name="LO-normal" style:family="paragraph">
      <style:paragraph-properties fo:text-align="end"/>
    </style:style>
    <style:style style:name="T50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02" style:parent-style-name="LO-normal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03" style:parent-style-name="LO-normal" style:family="paragraph">
      <style:paragraph-properties fo:text-align="justify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04" style:parent-style-name="LO-normal" style:family="paragraph">
      <style:paragraph-properties fo:text-align="justify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05" style:parent-style-name="LO-normal" style:family="paragraph">
      <style:paragraph-properties fo:text-align="justify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06" style:parent-style-name="LO-normal" style:family="paragraph">
      <style:paragraph-properties fo:text-align="justify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07" style:parent-style-name="LO-normal" style:family="paragraph">
      <style:paragraph-properties fo:text-align="center" fo:margin-bottom="0in"/>
      <style:text-properties style:font-name="Times New Roman" style:font-name-asian="Times New Roman" style:font-name-complex="Times New Roman" fo:color="#000000"/>
    </style:style>
    <style:style style:name="P508" style:parent-style-name="LO-normal" style:family="paragraph">
      <style:paragraph-properties fo:line-height="100%"/>
    </style:style>
  </office:automatic-styles>
  <office:body>
    <office:text text:use-soft-page-breaks="true">
      <text:p text:style-name="P1"><text:bookmark-start text:name="docs-internal-guid-aee10e90-7fff-84d8-30"/><text:bookmark-end text:name="docs-internal-guid-aee10e90-7fff-84d8-30"/>Regimento Interno da Comissão de Ética de Enfermagem (CEE)</text:p>
      <text:p text:style-name="P24"><text:span text:style-name="T25">Secretaria Municipal de Saúde de Criciúma</text:span><text:span text:style-name="T26">/SC</text:span></text:p>
      <text:p text:style-name="P27"><text:line-break/></text:p>
      <text:p text:style-name="P28">CAPÍTULO I</text:p>
      <text:p text:style-name="P29">DA NATUREZA E DAS FINALIDADES</text:p>
      <text:p text:style-name="P30"><text:span text:style-name="T31">Art. 1º</text:span><text:span text:style-name="T32"><text:s/>– A Comissão de Ética de Enfermagem (CEE) da Secretaria Municipal de Saúde de Criciúma, criada em 06/07/2022, de acordo com a Portaria Coren/SC 377/2022, alterada pela portaria Coren /SC 510/2023 de 19 de outubro de 2023, <text:s/>rege-se por regimento próprio, a</text:span><text:span text:style-name="T33">provado por meio de Consulta Pública com a categoria, realizada entre os dias 01/06/2023 à 20/06/2023 na Instituição, atendendo as determinações da Decisão Coren/SC nº 036/2022, aprovada pelo Plenário do Conselho Regional de Enfermagem de Santa Catarina (C</text:span><text:span text:style-name="T34">oren/SC), em sua 614ª Reunião Ordinária de Plenário.</text:span></text:p>
      <text:p text:style-name="P35"><text:span text:style-name="T36">Parágrafo único:<text:s/></text:span><text:span text:style-name="T37">O Regimento Interno da Comissão de Ética de Enfermagem da Secretaria Municipal de Saúde de Criciúma, foi homologado pelo Plenário do Coren/SC em<text:s/></text:span><text:span text:style-name="T38">Reunião Ordinária N°629 de 28 de novembro de 2023.</text:span></text:p>
      <text:p text:style-name="P39"><text:span text:style-name="T40">Art. 2º</text:span><text:span text:style-name="T41">–</text:span><text:span text:style-name="T42"><text:s/></text:span><text:span text:style-name="T43">A CEE é um órgão representativo e subordinado ao Coren/SC, com funcões educativa, consultiva, conciliatória, orientação e vigilância ao exercício ético e disciplinar da Enfermagem, cujas ações deverão ser fundament</text:span><text:span text:style-name="T44">adas no Código de Ética dos Profissionais de Enfermagem e nas demais legislações vigentes.</text:span></text:p>
      <text:p text:style-name="P45"><text:span text:style-name="T46">§ 1º<text:s/></text:span><text:span text:style-name="T47">Entende-se a funcão de conciliação no caso de questões de conflitos interprofissionais que não envolvam terceiros.</text:span></text:p>
      <text:p text:style-name="P48"><text:span text:style-name="T49">§ 2º<text:s/></text:span><text:span text:style-name="T50">As CEEs devem estabelecer<text:s/></text:span><text:span text:style-name="T51">relação de autonomia e imparcialidade com as Instituições e com os serviços de Enfermagem, bem como resguardar o sigilo e discrição nos assuntos vinculados as condutas de caráter ético e disciplinar dos profissionais de Enfermagem.</text:span></text:p>
      <text:p text:style-name="P52"><text:span text:style-name="T53">Art. 3º –<text:s/></text:span><text:span text:style-name="T54">A atuação<text:s/></text:span><text:span text:style-name="T55">da CEE limita-se ao exercício ético – legal dos profissionais da Enfermagem nas áreas de assistência, ensino, pesquisa e administração.</text:span></text:p>
      <text:p text:style-name="P56"><text:span text:style-name="T57">Parágrafo único:</text:span><text:span text:style-name="T58"><text:s/>As condutas da CEE são orientadas pelas determinações, resoluções e pareceres do Conselho Federal de Enfermagem e do Coren/SC.</text:span></text:p>
      <text:p text:style-name="P59"/>
      <text:p text:style-name="P60"/>
      <text:p text:style-name="P61"/>
      <text:soft-page-break/>
      <text:p text:style-name="P62">CAPÍTULO II</text:p>
      <text:p text:style-name="P63">DA ORGANIZAÇÃO E COMPOSIÇÃO</text:p>
      <text:p text:style-name="P64"><text:span text:style-name="T65">Art. 4</text:span><text:span text:style-name="T66">º – A Comissão de Ética de Enfermagem (CEE) será composta por profissionais de<text:s/></text:span><text:span text:style-name="T67">Enfermagem legalmente habilitados e regularmente inscritos no Coren/SC e que atendam os seguintes critérios:</text:span></text:p>
      <text:p text:style-name="P68">I – manter vínculo empregatício junto à instituição;</text:p>
      <text:p text:style-name="P69">II – possuir, no mínimo, 1 (um) ano de efetivo exercício profissional, independente do local onde esse foi exercido;</text:p>
      <text:p text:style-name="P70">III – possuir situação regular junto ao Coren/SC em todas as categorias que esteja inscrito;</text:p>
      <text:p text:style-name="P71">IV – não possuir condenação transitada em julgado em processo administrativo e/ou ético nos últimos 5 (cinco) anos;</text:p>
      <text:p text:style-name="P72">V – não possuir anotações de penalidades junto ao seu empregador nos últimos 5 (cinco) anos.</text:p>
      <text:p text:style-name="P73"><text:span text:style-name="T74">Art. 5 –<text:s/></text:span><text:span text:style-name="T75">A constituição da CEE é definida por meio de eleição direta e secreta, sendo os candidatos eleitos, por seus pares, por voto facultativo.</text:span></text:p>
      <text:p text:style-name="P76"><text:span text:style-name="T77">§</text:span><text:span text:style-name="T78">1</text:span><text:span text:style-name="T79">º Nas instituições de saúde civis, não</text:span><text:span text:style-name="T80"><text:s/>havendo inscritos para o processo eleitoral, os membros da CEE poderão ser designados pelo Enfermeiro Responsável Técnico (RT) ou gerência de Enfermagem, que deverá consultar seu interesse e examinar se os candidatos preenchem os critérios estabelecidos n</text:span><text:span text:style-name="T81">este Regimento.</text:span></text:p>
      <text:p text:style-name="P82"><text:span text:style-name="T83">§</text:span><text:span text:style-name="T84">2</text:span><text:span text:style-name="T85">º – A CEE será constituída por no mínimo 3 (três) e no máximo 11 (onze) profissionais de Enfermagem, facultada a eleição/designação de suplentes, sempre respeitando o número ímpar de efetivos na soma de representantes Enfermeiros, Obstetr</text:span><text:span text:style-name="T86">izes<text:s/></text:span><text:span text:style-name="T87">e Técnicos</text:span><text:span text:style-name="T88"><text:s/>e Auxiliares de Enfermagem.</text:span></text:p>
      <text:p text:style-name="P89"><text:span text:style-name="T90">§</text:span><text:span text:style-name="T91">3</text:span><text:span text:style-name="T92">º – A CEE será composta por presidente, secretário e membros, dentre os profissionais mais votados, cabendo ao Enfermeiro com maior número de votos o cargo de presidente.</text:span></text:p>
      <text:p text:style-name="P93"><text:span text:style-name="T94">§</text:span><text:span text:style-name="T95">4</text:span><text:span text:style-name="T96">º – No caso de os integrantes serem<text:s/></text:span><text:span text:style-name="T97">designados, cabe ao Enfermeiro RT/Gerência de Enfermagem a definição dos efetivos, suplentes, bem como dos cargos de presidente e secretário.</text:span></text:p>
      <text:p text:style-name="P98"><text:span text:style-name="T99">Art. 6<text:s/></text:span><text:span text:style-name="T100">O mandato dos membros da CEE – eleitos ou designados – será de 3 (três) anos, admitida apenas uma reeleição</text:span><text:span text:style-name="T101"><text:s/>ou recondução.</text:span></text:p>
      <text:p text:style-name="P102"><text:span text:style-name="T103">Art. 7 –<text:s/></text:span><text:span text:style-name="T104">O afastamento de integrantes da CEE poderá ocorrer por término de mandato, afastamento temporário, desistência ou destituição.</text:span></text:p>
      <text:soft-page-break/>
      <text:p text:style-name="P105"><text:span text:style-name="T106">§1º</text:span><text:span text:style-name="T107"><text:s/>Entende-se por<text:s/></text:span><text:span text:style-name="T108">término de mandato,</text:span><text:span text:style-name="T109"><text:s/>quando os integrantes da CEE concluírem o período de gestão estab</text:span><text:span text:style-name="T110">elecido em sua Portaria de Designação.</text:span></text:p>
      <text:p text:style-name="P111"><text:span text:style-name="T112">§2º</text:span><text:span text:style-name="T113"><text:s/>Entende-se por<text:s/></text:span><text:span text:style-name="T114">afastamento temporário</text:span><text:span text:style-name="T115"><text:s/>quando o integrante da CEE se afastar por tempo determinado, no máximo, por um período de quatro meses, ou quando estiver sendo submetido a processo ético ou a processo admini</text:span><text:span text:style-name="T116">strativo/disciplinar.</text:span></text:p>
      <text:p text:style-name="P117"><text:span text:style-name="T118">§3º</text:span><text:span text:style-name="T119"><text:s/>Entende-se por<text:s/></text:span><text:span text:style-name="T120">desistência</text:span><text:span text:style-name="T121"><text:s/>a declinação de seu cargo por qualquer um dos integrantes da CEE, a qual deverá ser comunicada, oficialmente, à Presidência da CEE, por escrito.</text:span></text:p>
      <text:p text:style-name="P122"><text:span text:style-name="T123">§4º</text:span><text:span text:style-name="T124"><text:s/>Entende-se por<text:s/></text:span><text:span text:style-name="T125">destituição</text:span><text:span text:style-name="T126"><text:s/>o afastamento definitivo do integrante da CEE, que s</text:span><text:span text:style-name="T127">e dará por decisão da maioria simples dos membros da CEE, em Reunião, constando o fato em ata.</text:span></text:p>
      <text:p text:style-name="P128"><text:span text:style-name="T129">I –<text:s/></text:span><text:span text:style-name="T130">A destituição ocorrerá nos seguintes casos:</text:span></text:p>
      <text:p text:style-name="P131"><text:span text:style-name="T132">a)<text:s/></text:span><text:span text:style-name="T133">ausência injustificada em três reuniões consecutivas e/ou alternadas;</text:span></text:p>
      <text:p text:style-name="P134"><text:span text:style-name="T135">b)<text:s/></text:span><text:span text:style-name="T136">não estar em pleno gozo dos<text:s/></text:span><text:span text:style-name="T137">seus direitos profissionais;</text:span></text:p>
      <text:p text:style-name="P138"><text:span text:style-name="T139">c)<text:s/></text:span><text:span text:style-name="T140">ter sido condenado em processo ético, civil ou penal;</text:span></text:p>
      <text:p text:style-name="P141">d) ter sido condenado em processo administrativo na instituição.</text:p>
      <text:p text:style-name="P142"><text:span text:style-name="T143">II –<text:s/></text:span><text:span text:style-name="T144">A destituição implica na perda do direito a nova candidatura para integrar a CEE por, no mínimo,</text:span><text:span text:style-name="T145"><text:s/>3 (três) anos.</text:span></text:p>
      <text:p text:style-name="P146"><text:span text:style-name="T147">§5º</text:span><text:span text:style-name="T148"><text:s/>Independente do tipo de afastamento, no caso de membro efetivo, a Presidência da CEE comunicará o fato à Comissão de Ética do Coren/SC (CEC) no prazo de até 30 dias, informando o nome do profissional que assumirá a vaga, para que sejam</text:span><text:span text:style-name="T149"><text:s/>realizados os devidos encaminhamentos e providenciada nova Portaria de designação da CEE.</text:span></text:p>
      <text:p text:style-name="P150"><text:span text:style-name="T151">§6º<text:s/></text:span><text:span text:style-name="T152">No caso de afastamento temporário, desistência ou destituição, a substituição será feita pelo respectivo suplente.</text:span></text:p>
      <text:p text:style-name="P153"><text:span text:style-name="T154">§7º</text:span><text:span text:style-name="T155"><text:s/>Não havendo suplente para assumir a respec</text:span><text:span text:style-name="T156">tiva vaga, o Enfermeiro RT/Gerência de Enfermagem da instituição poderá indicar novo membro.</text:span></text:p>
      <text:p text:style-name="P157"><text:span text:style-name="T158">Art. 8 –<text:s/></text:span><text:span text:style-name="T159">Evidenciada a desistência ou destituição de membro(s) da CEE, de modo que impossibilite seu quórum mínimo, de acordo com o §3º do Art. 5º,</text:span><text:span text:style-name="T160"><text:s/></text:span><text:span text:style-name="T161">a Presidênci</text:span><text:span text:style-name="T162">a da CEE, em conjunto com o Enfermeiro RT/Gerência de Enfermagem da instituição, deverá, de imediato, documentar e comunicar à Comissão de Ética do Coren/SC as circunstâncias e a extinção da referida CEE, e promover um novo processo eleitoral na instituiçã</text:span><text:span text:style-name="T163">o.</text:span></text:p>
      <text:p text:style-name="P164"/>
      <text:p text:style-name="P165"><text:span text:style-name="T166">CAPÍTULO III</text:span></text:p>
      <text:p text:style-name="P167">DO FUNCIONAMENTO</text:p>
      <text:p text:style-name="P168"><text:span text:style-name="T169">Art. 9<text:s/></text:span><text:span text:style-name="T170">– A CEE deve exercer suas funções dentro dos limites legais e éticos da profissão, com autonomia, independência e solidariedade às demais profissões e comissões na instituição.</text:span></text:p>
      <text:p text:style-name="P171"><text:span text:style-name="T172">Art. 10 –</text:span><text:span text:style-name="T173"><text:s/>A CEE reunir-se-á, ordinariamente, a cada 30 dias, sob convocação da Presidência, conforme cronograma e pauta pré-definidos e aprovados pelos membros da comissão.</text:span></text:p>
      <text:p text:style-name="P174"><text:span text:style-name="T175">§1º</text:span><text:span text:style-name="T176"><text:s/>Poderão ocorrer reuniões extraordinárias, convocadas pela Presidência ou por autoconvoca</text:span><text:span text:style-name="T177">ção pela maioria simples dos seus integrantes ou pelo Coren/SC.</text:span></text:p>
      <text:p text:style-name="P178"><text:span text:style-name="T179">§2º</text:span><text:span text:style-name="T180"><text:s/>O quórum mínimo para as reuniões, verificado até 15 minutos após a hora marcada para o seu início, é de maioria simples dos membros efetivos ou de seus suplentes quando na condição de subs</text:span><text:span text:style-name="T181">tituto.</text:span></text:p>
      <text:p text:style-name="P182"><text:span text:style-name="T183">§3º</text:span><text:span text:style-name="T184"><text:s/>É indicada a participação dos membros suplentes em todas as reuniões, independente de estarem ou não substituindo membros efetivos.</text:span></text:p>
      <text:p text:style-name="P185"><text:span text:style-name="T186">Art. 11 –<text:s/></text:span><text:span text:style-name="T187">As reuniões da CEE serão lavradas em ata, constando a relação dos presentes, as justificativas dos aus</text:span><text:span text:style-name="T188">entes, o registro das decisões tomadas e os encaminhamentos a serem realizados.</text:span></text:p>
      <text:p text:style-name="P189"><text:span text:style-name="T190">§1º</text:span><text:span text:style-name="T191"><text:s/>As decisões da CEE serão tomadas por maioria simples de seus membros efetivos.</text:span></text:p>
      <text:p text:style-name="P192"><text:span text:style-name="T193">§2º<text:s/></text:span><text:span text:style-name="T194">Em caso de empate, a Presidência exercerá o voto de minerva.</text:span></text:p>
      <text:p text:style-name="P195"><text:span text:style-name="T196">§3º<text:s/></text:span><text:span text:style-name="T197">Os suplentes possuirão d</text:span><text:span text:style-name="T198">ireito a voz em todas as reuniões e direito a voto quando estiverem substituindo o titular.</text:span></text:p>
      <text:p text:style-name="P199"><text:span text:style-name="T200">Art. 12 –<text:s/></text:span><text:span text:style-name="T201">Situações e/ou denúncias recebidas deverão ser apuradas pela CEE, a qual deverá proceder o devido encaminhamento, de acordo com sua natureza.</text:span></text:p>
      <text:p text:style-name="P202"><text:span text:style-name="T203">§1º<text:s/></text:span><text:span text:style-name="T204">Situaçõe</text:span><text:span text:style-name="T205">s e/ou denúncias</text:span><text:span text:style-name="T206"><text:s/></text:span><text:span text:style-name="T207">de natureza administrativa deverão ser encaminhadas ao Enfermeiro RT/Gerência de Enfermagem para que sejam realizados os devidos encaminhamentos estabelecidos pela instituição;</text:span></text:p>
      <text:p text:style-name="P208"><text:span text:style-name="T209">§2º<text:s/></text:span><text:span text:style-name="T210">Situações e/ou denúncias</text:span><text:span text:style-name="T211"><text:s/></text:span><text:span text:style-name="T212">de natureza ético disciplinares d</text:span><text:span text:style-name="T213">everão ser remetidas à Comissão de processos éticos do Coren/SC para avaliação dos procedimentos cabíveis. Além disso, um breve relato e os encaminhamentos adotados deverão ser informados, por escrito, ao Enfermeiro RT/Gerência de Enfermagem da instituição</text:span><text:span text:style-name="T214">;</text:span></text:p>
      <text:soft-page-break/>
      <text:p text:style-name="P215"><text:span text:style-name="T216">§3º<text:s/></text:span><text:span text:style-name="T217">Em caso de situações de menor gravidade, que não tiverem acarretado danos a terceiros, a CEE poderá promover a Conciliação entre as partes envolvidas e encerrar o procedimento, sempre com o devido assentamento ou devido registro;</text:span></text:p>
      <text:p text:style-name="P218"><text:span text:style-name="T219">§4º<text:s/></text:span><text:span text:style-name="T220">Em caso de<text:s/></text:span><text:span text:style-name="T221">situações e/ou denúncias que não apresentarem indícios de infração, a CEE deverá realizar o arquivamento do feito, sempre com o devido assentamento ou devido registro.</text:span></text:p>
      <text:p text:style-name="P222"/>
      <text:p text:style-name="P223">CAPÍTULO IV</text:p>
      <text:p text:style-name="P224">DO PROCESSO ELEITORAL</text:p>
      <text:p text:style-name="P225"><text:span text:style-name="T226">Art. 13</text:span><text:span text:style-name="T227"><text:s/>As eleições para constituição da CEE deverão<text:s/></text:span><text:span text:style-name="T228">ser convocadas até 60 (sessenta) dias antes do pleito, mediante edital público, firmado pelo Enfermeiro RT/Gerência de Enfermagem a ser fixado em todos os setores em que sejam prestados serviços de Enfermagem na instituição.</text:span></text:p>
      <text:p text:style-name="P229"><text:span text:style-name="T230">Parágrafo único:</text:span><text:span text:style-name="T231"><text:s/>Toda a documen</text:span><text:span text:style-name="T232">tação relativa ao processo de implantação ou renovação da CEE deverá ser inserida no Sistema de Comissões de Ética do Coren/SC (SCE), de modo que a Comissão de Ética do Coren/SC possa acompanhar os trâmites legais.</text:span></text:p>
      <text:p text:style-name="P233"><text:span text:style-name="T234">Art. 14<text:s/></text:span><text:span text:style-name="T235">O Enfermeiro RT/Gerência de Enfer</text:span><text:span text:style-name="T236">magem designará uma Comissão Eleitoral, composta por 3 (três) integrantes, garantindo-se a inclusão de, no mínimo, um profissional do Grupo 1 (enfermeiro e/ou obstetriz) e um profissional do Grupo 2 (técnico e/ou auxiliar de Enfermagem).</text:span></text:p>
      <text:p text:style-name="P237"><text:span text:style-name="T238">§1º</text:span><text:span text:style-name="T239"><text:s/>É incompatível</text:span><text:span text:style-name="T240"><text:s/>a condição de membro da Comissão Eleitoral com a de candidato.</text:span></text:p>
      <text:p text:style-name="P241"><text:span text:style-name="T242">§2º</text:span><text:span text:style-name="T243"><text:s/>O Enfermeiro RT/Gerência de Enfermagem não poderá participar na composição da CEE durante o exercício do cargo.</text:span></text:p>
      <text:p text:style-name="P244"><text:span text:style-name="T245">Art. 15</text:span><text:span text:style-name="T246"><text:s/>A Comissão Eleitoral será responsável para conduzir os trabalhos de<text:s/></text:span><text:span text:style-name="T247">divulgação, organização, realização do pleito, apuração e divulgação dos resultados e pela posse.</text:span></text:p>
      <text:p text:style-name="P248"><text:span text:style-name="T249">§1º</text:span><text:span text:style-name="T250"><text:s/>Cabe à Comissão Eleitoral receber os pedidos de inscrição, examinando se os candidatos preenchem os requisitos estabelecidos neste regimento, na Resolução</text:span><text:span text:style-name="T251"><text:s/>Cofen 593/2018 e na Decisão Coren/SC 036/2022.</text:span></text:p>
      <text:p text:style-name="P252"><text:span text:style-name="T253">§2º</text:span><text:span text:style-name="T254"><text:s/>Os profissionais de Enfermagem deverão candidatar-se individualmente, sem formação de chapas, inscrevendo-se junto à Comissão Eleitoral, em até trinta dias após a publicação do edital para formação de ca</text:span><text:span text:style-name="T255">ndidatos.</text:span></text:p>
      <text:p text:style-name="P256"><text:span text:style-name="T257">§3º</text:span><text:span text:style-name="T258"><text:s/>A relação dos nomes dos profissionais inscritos como candidatos deverá ser inserida no Sistema de Comissões de Ética do Coren/SC (SCE), de modo que um fiscal possa analisar e certificar sua condição de elegibilidade.</text:span></text:p>
      <text:soft-page-break/>
      <text:p text:style-name="P259"><text:span text:style-name="T260">§4º<text:s/></text:span><text:span text:style-name="T261">As eleições<text:s/></text:span><text:span text:style-name="T262">deverão ocorrer, no mínimo, 07 dias após a certificação dos inscritos como candidatos aptos pelo fiscal.</text:span></text:p>
      <text:p text:style-name="P263"><text:span text:style-name="T264">§5º<text:s/></text:span><text:span text:style-name="T265">O voto será por meio de cédula impressa, depositado em urna indevassável, ou por meio digital.</text:span></text:p>
      <text:p text:style-name="P266"><text:span text:style-name="T267">§6º<text:s/></text:span><text:span text:style-name="T268">A eleição se<text:s/></text:span><text:span text:style-name="T269">processará</text:span><text:span text:style-name="T270">, preferencialmente,<text:s/></text:span><text:span text:style-name="T271">em 1 (um) dia, das 08:00 horas às 20:00 horas, garantindo-se a participação no pleito de todos os profissionais de Enfermagem da instituição.</text:span></text:p>
      <text:p text:style-name="P272"><text:span text:style-name="T273">§7º<text:s/></text:span><text:span text:style-name="T274">A apuração será pública e na presença dos candidatos concorrentes ou de observadores.</text:span></text:p>
      <text:p text:style-name="P275"><text:span text:style-name="T276">Art. 16 –</text:span><text:span text:style-name="T277"><text:s/>A ele</text:span><text:span text:style-name="T278">ição somente terá legitimidade se o número de votantes for no mínimo a metade mais um, por nível profissional.</text:span></text:p>
      <text:p text:style-name="P279"><text:span text:style-name="T280">Parágrafo único:</text:span><text:span text:style-name="T281"><text:s/>Quando o número de votantes for inferior ou igual ao número de não votantes dentre os profissionais ativos na instituição, dever</text:span><text:span text:style-name="T282">á ocorrer um novo pleito no respectivo nível profissional.</text:span></text:p>
      <text:p text:style-name="P283"><text:span text:style-name="T284">Art. 17 –</text:span><text:span text:style-name="T285"><text:s/>Serão considerados eleitos, como membros efetivos, os candidatos que obtiverem o maior número de votos por nível profissional, seguido de seus membros suplentes na mesma ordem decrescente</text:span><text:span text:style-name="T286">.</text:span></text:p>
      <text:p text:style-name="P287"><text:span text:style-name="T288">§1º<text:s/></text:span><text:span text:style-name="T289">Em caso de empate entre 02 (dois) ou mais candidatos da mesma categoria, o desempate será realizado levando em consideração o critério de maior tempo de exercício profissional na instituição, por categoria eleita. Persistindo ainda empate, será consi</text:span><text:span text:style-name="T290">derado eleito o profissional com maior tempo de inscrição junto ao Coren/SC.</text:span></text:p>
      <text:p text:style-name="P291"><text:span text:style-name="T292">§2º<text:s/></text:span><text:span text:style-name="T293">Os candidatos que receberam votos e não foram eleitos como membros efetivos ou suplentes deverão ser relacionados na ata da eleição e constar da lista dos resultados das eleiç</text:span><text:span text:style-name="T294">ões a ser encaminhada ao Coren/SC. Esses poderão ser chamados para assumir o mandato quando não houver suplentes para substituir membros em caso de afastamento, desistência ou destituição.</text:span></text:p>
      <text:p text:style-name="P295"><text:span text:style-name="T296">Art. 18 –</text:span><text:span text:style-name="T297"><text:s/>O RT/Gerência de Enfermagem proclamará os resultados das<text:s/></text:span><text:span text:style-name="T298">eleições, através de edital interno, no primeiro dia útil após o seu recebimento.</text:span></text:p>
      <text:p text:style-name="P299"><text:span text:style-name="T300">Parágrafo único:</text:span><text:span text:style-name="T301"><text:s/>Os recursos relativos ao pleito somente serão recebidos pela Comissão Eleitoral se entregues oficialmente até 48 horas após a publicação dos resultados pelo<text:s/></text:span><text:span text:style-name="T302">RT/Gerência de Enfermagem.</text:span></text:p>
      <text:p text:style-name="P303"><text:span text:style-name="T304">Art. 19 –</text:span><text:span text:style-name="T305"><text:s/>Após realizadas todas as ações educativas, de sensibilização, e cumpridos os prazos legais para inscrição de candidaturas para a CEE, e não havendo interessados para o pleito, o Enfermeiro RT/Gerência de Enfermagem deverá designar os profissionais para co</text:span><text:span text:style-name="T306">mpor a CEE da instituição.</text:span></text:p>
      <text:soft-page-break/>
      <text:p text:style-name="P307"><text:span text:style-name="T308">§1º<text:s/></text:span><text:span text:style-name="T309">Havendo inscritos, mas, em número inferior ao quantitativo estabelecido neste Regimento, o Enfermeiro RT/Gerência de Enfermagem deverá designar profissionais para completar a composição da CEE;</text:span></text:p>
      <text:p text:style-name="P310"><text:span text:style-name="T311">§2º</text:span><text:span text:style-name="T312"><text:s/>No caso de designação dos m</text:span><text:span text:style-name="T313">embros da CEE, por inexistência ou insuficiência de candidatos, a Comissão Eleitoral deverá emitir documento, relatando procedimentos e resultados do processo realizado na instituição, o qual deverá ser inserido no SCE para ciência da Comissão de Ética do<text:s/></text:span><text:span text:style-name="T314">Coren/SC.</text:span></text:p>
      <text:p text:style-name="P315"><text:span text:style-name="T316">Art. 20 –</text:span><text:span text:style-name="T317"><text:s/>A homologação da composição da CEE deverá ocorrer mediante Portaria emitida pela Presidência do Coren-SC, após a aprovação do processo eleitoral pela Comissão de Ética do Coren-SC, seguida de aprovação pelo Plenário do Coren/SC.</text:span></text:p>
      <text:p text:style-name="P318"><text:span text:style-name="T319">Art. 21</text:span><text:span text:style-name="T320"><text:s/>–</text:span><text:span text:style-name="T321"><text:s/>Os integrantes da CEE serão empossados em cerimônia oficial pela Presidência do Coren/SC ou por representante por ela designado,</text:span></text:p>
      <text:p text:style-name="P322"><text:span text:style-name="T323">Parágrafo único –<text:s/></text:span><text:span text:style-name="T324">Somente após a cerimônia de posse, a CEE estará oficialmente autorizada para iniciar as atividades e os t</text:span><text:span text:style-name="T325">rabalhos da Comissão.</text:span></text:p>
      <text:p text:style-name="P326"/>
      <text:p text:style-name="P327">CAPÍTULO V</text:p>
      <text:p text:style-name="P328">DAS COMPETÊNCIAS E ATRIBUIÇÕES</text:p>
      <text:p text:style-name="P329"><text:span text:style-name="T330">Art. 22 –<text:s/></text:span><text:span text:style-name="T331">São atribuições específicas dos membros da CEE:</text:span></text:p>
      <text:p text:style-name="P332">I – representar o Conselho Regional de Enfermagem de sua jurisdição na instituição em se tratando de temas relacionados à divulgação<text:s/>do Código de Ética dos Profissionais de Enfermagem;</text:p>
      <text:p text:style-name="P333">II – divulgar e zelar pelo cumprimento da Legislação de Enfermagem ora vigente;</text:p>
      <text:p text:style-name="P334">III – identificar as ocorrências éticas e disciplinares na instituição onde atua;</text:p>
      <text:p text:style-name="P335">IV – receber denúncia de profissionais de<text:s/>Enfermagem, usuários, clientes e membros da comunidade relativa ao exercício profissional da Enfermagem, fazendo os devidos encaminhamentos;</text:p>
      <text:p text:style-name="P336">V – elaborar relatório restrito à narrativa dos fatos que ensejaram a denúncia, anexando documentação se<text:s/>houver relativa a qualquer indício de infração ética;</text:p>
      <text:p text:style-name="P337">VI – encaminhar o relatório ao Conselho Regional de Enfermagem e ao Enfermeiro RT/Gerência de Enfermagem da instituição para conhecimento, nos casos em que haja indícios de infração ética ou disciplinar;</text:p>
      <text:soft-page-break/>
      <text:p text:style-name="P338">VII – propor e participar, em conjunto com o Enfermeiro RT/Gerência de Enfermagem e Enfermeiro responsável pelo Serviço de Educação Permanente de Enfermagem, de ações preventivas e educativas sobre questões éticas e disciplinares;</text:p>
      <text:p text:style-name="P339">VIII – promover e participar de atividades multiprofissionais referentes à ética;</text:p>
      <text:p text:style-name="P340">IX – assessorar a Diretoria/Gerência/Coordenação de Enfermagem da Instituição, nas questões relativas à ética profissional;</text:p>
      <text:p text:style-name="P341">X – divulgar as atribuições da CEE;</text:p>
      <text:p text:style-name="P342">XI – participar das atividades educativas do Conselho Regional de Enfermagem de sua jurisdição e atender as solicitações de reuniões e convocações inerentes às atribuições da CEE, inclusive promover e participar de treinamento e capacitação;</text:p>
      <text:p text:style-name="P343">XII – apresentar anualmente relatório de suas atividades ao Enfermeiro RT/Gerência de Enfermagem da instituição de saúde;</text:p>
      <text:p text:style-name="P344"><text:span text:style-name="T345">XIII</text:span><text:span text:style-name="T346"><text:s/>–</text:span><text:span text:style-name="T347"><text:s/>encaminhar anualmente ao Coren/SC e à Gerência do Órgão de Enfermagem, o planejamento das atividades a serem desenvolvidas e o relatório das atividades do ano anterior até 1º de<text:s/></text:span><text:span text:style-name="T348">março;</text:span></text:p>
      <text:p text:style-name="P349"><text:span text:style-name="T350">XIV<text:s/></text:span><text:span text:style-name="T351">–</text:span><text:span text:style-name="T352"><text:s/>solicitar assessoramento da Comissão de Ética do Coren/SC (CEC) em caso de necessidade;</text:span></text:p>
      <text:p text:style-name="P353">XV – confeccionar e/ou manter atualizado o Regimento Interno da CEE, observando normativas do Cofen e do Coren/SC;</text:p>
      <text:p text:style-name="P354">XVI – cumprir e fazer cumprir as disposições deste regimento e da Decisão do Coren/SC vigente.</text:p>
      <text:p text:style-name="P355"><text:span text:style-name="T356">Art. 23 –</text:span><text:span text:style-name="T357"><text:s/>Compete<text:s/></text:span><text:span text:style-name="T358">à Presidência</text:span><text:span text:style-name="T359"><text:s/>da CEE:</text:span></text:p>
      <text:p text:style-name="P360"><text:span text:style-name="T361">I</text:span><text:span text:style-name="T362"><text:s/>–</text:span><text:span text:style-name="T363"><text:s/>convocar e presidir as reuniões;</text:span></text:p>
      <text:p text:style-name="P364"><text:span text:style-name="T365">II</text:span><text:span text:style-name="T366"><text:s/>–</text:span><text:span text:style-name="T367"><text:s/>propor a pauta da reunião;</text:span></text:p>
      <text:p text:style-name="P368"><text:span text:style-name="T369">III<text:s/></text:span><text:span text:style-name="T370">–</text:span><text:span text:style-name="T371"><text:s/>propor a redação de documentos que serão discutidos e submetidos à aprovação;</text:span></text:p>
      <text:p text:style-name="P372"><text:span text:style-name="T373">IV</text:span><text:span text:style-name="T374"><text:s/>–</text:span><text:span text:style-name="T375"><text:s/>representar a CEE junto ao Órgão de Enfermagem da entidade;</text:span></text:p>
      <text:p text:style-name="P376"><text:span text:style-name="T377">V</text:span><text:span text:style-name="T378"><text:s/>–</text:span><text:span text:style-name="T379"><text:s/>representar ou indicar representant</text:span><text:span text:style-name="T380">e, onde se fizer necessária a presença ou a participação da CEE;</text:span></text:p>
      <text:p text:style-name="P381"><text:span text:style-name="T382">VI</text:span><text:span text:style-name="T383"><text:s/>–</text:span><text:span text:style-name="T384"><text:s/>encaminhar as decisões da CEE, segundo a indicação;</text:span></text:p>
      <text:soft-page-break/>
      <text:p text:style-name="P385"><text:span text:style-name="T386">VII</text:span><text:span text:style-name="T387"><text:s/>–</text:span><text:span text:style-name="T388"><text:s/>elaborar, com os demais membros da Comissão, o planejamento e o relatório anuais, garantindo o envio de uma cópia, até o dia 1º<text:s/></text:span><text:span text:style-name="T389">de março de cada ano ao Enfermeiro RT/Gerência de Enfermagem;</text:span></text:p>
      <text:p text:style-name="P390"><text:span text:style-name="T391">VIII</text:span><text:span text:style-name="T392"><text:s/>–</text:span><text:span text:style-name="T393"><text:s/>representar o Coren/SC em eventos, segundo a solicitação.</text:span></text:p>
      <text:p text:style-name="P394"><text:span text:style-name="T395">Art. 24 –<text:s/></text:span><text:span text:style-name="T396">Compete ao Secretário da CEE:</text:span></text:p>
      <text:p text:style-name="P397"><text:span text:style-name="T398">I</text:span><text:span text:style-name="T399"><text:s/>–<text:s/></text:span><text:span text:style-name="T400">secretariar as reuniões da CEE, redigindo atas e documentos;</text:span></text:p>
      <text:p text:style-name="P401"><text:span text:style-name="T402">II</text:span><text:span text:style-name="T403"><text:s/>–<text:s/></text:span><text:span text:style-name="T404">providenciar a reprodução de documentos;</text:span></text:p>
      <text:p text:style-name="P405"><text:span text:style-name="T406">III<text:s/></text:span><text:span text:style-name="T407">–<text:s/></text:span><text:span text:style-name="T408">encaminhar o expediente da CEE;</text:span></text:p>
      <text:p text:style-name="P409"><text:span text:style-name="T410">IV</text:span><text:span text:style-name="T411"><text:s/>–</text:span><text:span text:style-name="T412"><text:s/>arquivar uma cópia de todos os documentos recebidos e produzidos pela CEE;</text:span></text:p>
      <text:p text:style-name="P413"><text:span text:style-name="T414">V</text:span><text:span text:style-name="T415"><text:s/>–</text:span><text:span text:style-name="T416"><text:s/>presidir as reuniões nos impedimentos da Presidência;</text:span></text:p>
      <text:p text:style-name="P417"><text:span text:style-name="T418">VI</text:span><text:span text:style-name="T419"><text:s/>–</text:span><text:span text:style-name="T420"><text:s/>representar a CEE nos impedimentos</text:span><text:span text:style-name="T421"><text:s/>da Presidência.</text:span></text:p>
      <text:p text:style-name="P422"><text:span text:style-name="T423">Art. 25 –</text:span><text:span text:style-name="T424"><text:s/>Compete aos membros efetivos da CEE:</text:span></text:p>
      <text:p text:style-name="P425"><text:span text:style-name="T426">I</text:span><text:span text:style-name="T427"><text:s/>–</text:span><text:span text:style-name="T428"><text:s/>participar, através de voto, das decisões a serem tomadas pela CEE;</text:span></text:p>
      <text:p text:style-name="P429"><text:span text:style-name="T430">II</text:span><text:span text:style-name="T431"><text:s/>–</text:span><text:span text:style-name="T432"><text:s/>comunicar à Presidência quando impedido de comparecer à reunião, observando as condições necessárias a viabilizar a</text:span><text:span text:style-name="T433"><text:s/>presença do suplente.</text:span></text:p>
      <text:p text:style-name="P434"><text:span text:style-name="T435">Art. 26 –</text:span><text:span text:style-name="T436"><text:s/>Compete aos membros suplentes da CEE:</text:span></text:p>
      <text:p text:style-name="P437"><text:span text:style-name="T438">I</text:span><text:span text:style-name="T439"><text:s/>–<text:s/></text:span><text:span text:style-name="T440">substituir os respectivos membros efetivos nos seus impedimentos.</text:span></text:p>
      <text:p text:style-name="P441"><text:span text:style-name="T442">Art. 27 –</text:span><text:span text:style-name="T443"><text:s/>Compete aos membros efetivos e suplentes da CEE:</text:span></text:p>
      <text:p text:style-name="P444"><text:span text:style-name="T445">I</text:span><text:span text:style-name="T446"><text:s/>–</text:span><text:span text:style-name="T447"><text:s/>comparecer e participar das reuniões da CEE;</text:span></text:p>
      <text:p text:style-name="P448"><text:span text:style-name="T449">II</text:span><text:span text:style-name="T450"><text:s/>–</text:span><text:span text:style-name="T451"><text:s/>em</text:span><text:span text:style-name="T452">itir parecer sobre as questões propostas;</text:span></text:p>
      <text:p text:style-name="P453"><text:span text:style-name="T454">III</text:span><text:span text:style-name="T455"><text:s/>–</text:span><text:span text:style-name="T456"><text:s/>participar de reuniões ou programações relacionadas à ética, promovidas pela CEE ou por outras entidades;</text:span></text:p>
      <text:p text:style-name="P457"><text:span text:style-name="T458">IV</text:span><text:span text:style-name="T459"><text:s/>–</text:span><text:span text:style-name="T460"><text:s/>representar a CEE quando solicitado pela Presidência;</text:span></text:p>
      <text:p text:style-name="P461"><text:span text:style-name="T462">V</text:span><text:span text:style-name="T463"><text:s/>–</text:span><text:span text:style-name="T464"><text:s/>participar, através de voto, das decisõ</text:span><text:span text:style-name="T465">es a serem tomadas pela CEE;</text:span></text:p>
      <text:p text:style-name="P466"><text:span text:style-name="T467">VI</text:span><text:span text:style-name="T468"><text:s/>–</text:span><text:span text:style-name="T469"><text:s/>garantir a presença do suplente quando impedido de comparecer à reunião;</text:span></text:p>
      <text:p text:style-name="P470"><text:span text:style-name="T471">VII</text:span><text:span text:style-name="T472"><text:s/>–</text:span><text:span text:style-name="T473"><text:s/>participar da elaboração do planejamento e relatório anuais;</text:span></text:p>
      <text:p text:style-name="P474"><text:span text:style-name="T475">VIII</text:span><text:span text:style-name="T476"><text:s/>–</text:span><text:span text:style-name="T477"><text:s/>cumprir e fazer cumprir as disposições deste regimento e as demais normas relativas ao exercício ético-profissional.</text:span></text:p>
      <text:p text:style-name="P478"/>
      <text:p text:style-name="P479">CAPÍTULO VI</text:p>
      <text:p text:style-name="P480">DAS DISPOSIÇÕES GERAIS</text:p>
      <text:p text:style-name="P481"><text:span text:style-name="T482">Art. 28 –<text:s/></text:span><text:span text:style-name="T483">Este regimento poderá ser alterado por proposta da CEE, do RT/Gerência de Enfermagem ou da</text:span><text:span text:style-name="T484"><text:s/>Comissão de Ética do Coren/SC.</text:span></text:p>
      <text:p text:style-name="P485"><text:span text:style-name="T486">Parágrafo único:<text:s/></text:span><text:span text:style-name="T487">As alterações serão submetidas à aprovação da categoria na instituição e à homologação do Plenário do Coren/SC.</text:span></text:p>
      <text:p text:style-name="P488"><text:span text:style-name="T489">Art. 29 –<text:s/></text:span><text:span text:style-name="T490">O Enfermeiro RT/Gerência de Enfermagem da entidade garantirá as condições<text:s/></text:span><text:span text:style-name="T491">necessárias para o desenvolvimento das atividades da CEE.</text:span></text:p>
      <text:p text:style-name="P492"><text:span text:style-name="T493">Art. 30 –<text:s/></text:span><text:span text:style-name="T494">Os casos omissos serão resolvidos pela Comissão de Ética do Coren/SC e, em caso de dúvidas ou divergências, serão encaminhados para decisão pelo Plenário do Coren/SC.</text:span></text:p>
      <text:p text:style-name="P495"><text:span text:style-name="T496">Art. 31 –<text:s/></text:span><text:span text:style-name="T497">Este Regime</text:span><text:span text:style-name="T498">nto Interno se baseia nas orientações do Modelo de Regimento Interno aprovado pela Decisão Coren/SC nº 036/2022, de 23 de agosto de 2022.</text:span></text:p>
      <text:p text:style-name="P499"/>
      <text:p text:style-name="P500"><text:span text:style-name="T501">Criciúma, 03 de novembro de 2023.</text:span></text:p>
      <text:p text:style-name="P502"/>
      <text:p text:style-name="P503"/>
      <text:p text:style-name="P504"/>
      <text:p text:style-name="P505">_____________________________________</text:p>
      <text:p text:style-name="P506">Enfermeiro Responsável Técnico</text:p>
      <text:p text:style-name="P507"/>
      <text:p text:style-name="P5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Myriad Pro Light SemiCond" svg:font-family="Myriad Pro Light SemiCond" style:font-family-generic="swiss" style:font-pitch="variable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system"/>
    <style:font-face style:name="Times" svg:font-family="Times" style:font-family-generic="system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LO-normal" style:next-style-name="LO-normal" style:default-outline-level="1">
      <style:paragraph-properties fo:keep-with-next="always" fo:text-align="center" style:vertical-align="top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0pt" style:language-complex="ar" style:country-complex="SA" fo:hyphenate="true"/>
    </style:style>
    <style:style style:name="Título2" style:display-name="Título 2" style:family="paragraph" style:parent-style-name="LO-normal" style:next-style-name="LO-normal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LO-normal" style:next-style-name="LO-normal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LO-normal" style:next-style-name="LO-normal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LO-normal" style:next-style-name="LO-normal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ítulo6" style:display-name="Título 6" style:family="paragraph" style:parent-style-name="LO-normal" style:next-style-name="LO-normal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 style:next-style-name="LO-normal" style:default-outline-level="1">
      <style:paragraph-properties fo:widows="2" fo:orphans="2" style:vertical-align="top" fo:margin-bottom="0.1388in" fo:line-height="115%"/>
      <style:text-properties style:font-name-complex="Times New Roman" style:language-complex="ar" style:country-complex="SA" fo:hyphenate="true"/>
    </style:style>
    <style:style style:name="Heading" style:display-name="Heading" style:family="paragraph" style:parent-style-name="LO-normal" style:next-style-name="Corpodetexto" style:default-outline-level="1">
      <style:paragraph-properties fo:keep-with-next="always" style:vertical-align="top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style:language-complex="ar" style:country-complex="SA" fo:hyphenate="true"/>
    </style:style>
    <style:style style:name="Textbody" style:display-name="Text body" style:family="paragraph" style:parent-style-name="Standard" style:default-outline-level="1">
      <style:paragraph-properties fo:margin-bottom="0.0972in"/>
      <style:text-properties fo:hyphenate="true"/>
    </style:style>
    <style:style style:name="Lista" style:display-name="Lista" style:family="paragraph" style:parent-style-name="Corpodetexto" style:default-outline-level="1">
      <style:text-properties style:font-name-complex="Lohit Devanagari" fo:hyphenate="true"/>
    </style:style>
    <style:style style:name="Legenda" style:display-name="Legenda" style:family="paragraph" style:parent-style-name="LO-normal" style:default-outline-level="1">
      <style:paragraph-properties text:number-lines="false" style:vertical-align="top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style:language-complex="ar" style:country-complex="SA" fo:hyphenate="true"/>
    </style:style>
    <style:style style:name="Index" style:display-name="Index" style:family="paragraph" style:parent-style-name="LO-normal" style:default-outline-level="1">
      <style:paragraph-properties text:number-lines="false" style:vertical-align="top"/>
      <style:text-properties style:font-name-complex="Lohit Devanagari" style:language-complex="ar" style:country-complex="SA" fo:hyphenate="true"/>
    </style:style>
    <style:style style:name="LO-normal" style:display-name="LO-normal" style:family="paragraph">
      <style:paragraph-properties fo:widows="2" fo:orphans="2" fo:margin-bottom="0.1388in" fo:line-height="115%"/>
      <style:text-properties fo:hyphenate="false"/>
    </style:style>
    <style:style style:name="Título" style:display-name="Título" style:family="paragraph" style:parent-style-name="LO-normal" style:next-style-name="LO-normal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Corpodetexto" style:display-name="Corpo de texto" style:family="paragraph" style:parent-style-name="LO-normal" style:default-outline-level="1">
      <style:paragraph-properties style:vertical-align="top" fo:margin-bottom="0.0833in" fo:line-height="100%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true"/>
    </style:style>
    <style:style style:name="HeaderandFooter" style:display-name="Header and Footer" style:family="paragraph" style:parent-style-name="Standard" style:default-outline-level="1">
      <style:text-properties fo:hyphenate="true"/>
    </style:style>
    <style:style style:name="Cabeçalho" style:display-name="Cabeçalho" style:family="paragraph" style:parent-style-name="LO-normal" style:default-outline-level="1">
      <style:paragraph-properties style:vertical-align="top" fo:margin-bottom="0in" fo:line-height="100%"/>
      <style:text-properties style:font-name-complex="Times New Roman" fo:font-size="10pt" style:font-size-asian="10pt" style:font-size-complex="10pt" style:language-complex="ar" style:country-complex="SA" fo:hyphenate="true"/>
    </style:style>
    <style:style style:name="Rodapé" style:display-name="Rodapé" style:family="paragraph" style:parent-style-name="LO-normal" style:default-outline-level="1">
      <style:paragraph-properties style:vertical-align="top" fo:margin-bottom="0in" fo:line-height="100%"/>
      <style:text-properties style:font-name-complex="Times New Roman" fo:font-size="10pt" style:font-size-asian="10pt" style:font-size-complex="10pt" style:language-complex="ar" style:country-complex="SA" fo:hyphenate="true"/>
    </style:style>
    <style:style style:name="Textodebalão" style:display-name="Texto de balão" style:family="paragraph" style:parent-style-name="LO-normal" style:default-outline-level="1">
      <style:paragraph-properties style:vertical-align="top"/>
      <style:text-properties style:font-name="Tahoma" style:font-name-complex="Tahoma" fo:font-size="8pt" style:font-size-asian="8pt" style:font-size-complex="8pt" style:language-complex="ar" style:country-complex="SA" fo:hyphenate="true"/>
    </style:style>
    <style:style style:name="assinatura" style:display-name="assinatura" style:family="paragraph" style:default-outline-level="1">
      <style:paragraph-properties fo:widows="2" fo:orphans="2" fo:text-align="justify" style:vertical-align="top" fo:margin-top="0.1666in" fo:margin-bottom="0.1666in" style:line-height-at-least="0.0006in">
        <style:tab-stops>
          <style:tab-stop style:type="left" style:leader-style="dotted" style:leader-text="." style:position="6.6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complex="ar" style:country-complex="SA" fo:hyphenate="true"/>
    </style:style>
    <style:style style:name="ParágrafodaLista" style:display-name="Parágrafo da Lista" style:family="paragraph" style:parent-style-name="LO-normal" style:default-outline-level="1">
      <style:paragraph-properties style:vertical-align="top" fo:margin-left="0.4916in">
        <style:tab-stops/>
      </style:paragraph-properties>
      <style:text-properties style:font-name-complex="Times New Roman" style:language-complex="ar" style:country-complex="SA" fo:hyphenate="true"/>
    </style:style>
    <style:style style:name="Corpodetexto31" style:display-name="Corpo de texto 31" style:family="paragraph" style:parent-style-name="LO-normal" style:default-outline-level="1">
      <style:paragraph-properties fo:text-align="justify" style:vertical-align="top" fo:margin-bottom="0in" fo:line-height="100%"/>
      <style:text-properties style:font-name="Arial" style:font-name-asian="Times New Roman" style:font-name-complex="Arial" fo:font-size="14pt" style:font-size-asian="14pt" style:font-size-complex="10pt" style:language-complex="ar" style:country-complex="SA" fo:hyphenate="true"/>
    </style:style>
    <style:style style:name="Textodecomentário" style:display-name="Texto de comentário" style:family="paragraph" style:parent-style-name="LO-normal" style:default-outline-level="1">
      <style:paragraph-properties style:vertical-align="top"/>
      <style:text-properties style:font-name-complex="Times New Roman" fo:font-size="10pt" style:font-size-asian="10pt" style:font-size-complex="10pt" style:language-complex="ar" style:country-complex="SA" fo:hyphenate="true"/>
    </style:style>
    <style:style style:name="Assuntodocomentário" style:display-name="Assunto do comentário" style:family="paragraph" style:parent-style-name="Textodecomentário" style:next-style-name="Textodecomentário" style:default-outline-level="1">
      <style:text-properties fo:font-weight="bold" style:font-weight-asian="bold" style:font-weight-complex="bold" fo:hyphenate="true"/>
    </style:style>
    <style:style style:name="NormalWeb" style:display-name="Normal (Web)" style:family="paragraph" style:parent-style-name="LO-normal" style:default-outline-level="1">
      <style:paragraph-properties style:vertical-align="top"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complex="ar" style:country-complex="SA" fo:hyphenate="true"/>
    </style:style>
    <style:style style:name="Textoprincipal" style:display-name="Texto principal" style:family="paragraph" style:parent-style-name="LO-normal" style:default-outline-level="1">
      <style:paragraph-properties fo:text-align="justify" style:vertical-align="middle" fo:margin-bottom="0in" style:line-height-at-least="0.1944in"/>
      <style:text-properties style:font-name="Myriad Pro Light SemiCond" style:font-name-complex="Myriad Pro Light SemiCond" fo:color="#000000" style:language-complex="ar" style:country-complex="SA" fo:hyphenate="true"/>
    </style:style>
    <style:style style:name="Revisão" style:display-name="Revisão" style:family="paragraph" style:default-outline-level="1">
      <style:paragraph-properties fo:widows="2" fo:orphans="2" style:vertical-align="top" fo:margin-bottom="0.1388in" style:line-height-at-least="0.0006in"/>
      <style:text-properties style:font-name-complex="Times New Roman" style:language-complex="ar" style:country-complex="SA" fo:hyphenate="true"/>
    </style:style>
    <style:style style:name="Subtítulo" style:display-name="Subtítulo" style:family="paragraph" style:parent-style-name="LO-normal" style:next-style-name="LO-normal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WW8Num1z0" style:display-name="WW8Num1z0" style:family="text">
      <style:text-properties style:text-scale="100%" style:text-position="0% 100%" fo:font-size="11pt" style:font-size-asian="11pt" style:text-emphasize="none"/>
    </style:style>
    <style:style style:name="WW8Num1z1" style:display-name="WW8Num1z1" style:family="text">
      <style:text-properties style:text-scale="100%" style:text-position="0% 100%" fo:font-size="11pt" style:font-size-asian="11pt" style:text-emphasize="none"/>
    </style:style>
    <style:style style:name="WW8Num1z2" style:display-name="WW8Num1z2" style:family="text">
      <style:text-properties style:text-scale="100%" style:text-position="0% 100%" fo:font-size="11pt" style:font-size-asian="11pt" style:text-emphasize="none"/>
    </style:style>
    <style:style style:name="WW8Num1z3" style:display-name="WW8Num1z3" style:family="text">
      <style:text-properties style:text-scale="100%" style:text-position="0% 100%" fo:font-size="11pt" style:font-size-asian="11pt" style:text-emphasize="none"/>
    </style:style>
    <style:style style:name="WW8Num1z4" style:display-name="WW8Num1z4" style:family="text">
      <style:text-properties style:text-scale="100%" style:text-position="0% 100%" fo:font-size="11pt" style:font-size-asian="11pt" style:text-emphasize="none"/>
    </style:style>
    <style:style style:name="WW8Num1z5" style:display-name="WW8Num1z5" style:family="text">
      <style:text-properties style:text-scale="100%" style:text-position="0% 100%" fo:font-size="11pt" style:font-size-asian="11pt" style:text-emphasize="none"/>
    </style:style>
    <style:style style:name="WW8Num1z6" style:display-name="WW8Num1z6" style:family="text">
      <style:text-properties style:text-scale="100%" style:text-position="0% 100%" fo:font-size="11pt" style:font-size-asian="11pt" style:text-emphasize="none"/>
    </style:style>
    <style:style style:name="WW8Num1z7" style:display-name="WW8Num1z7" style:family="text">
      <style:text-properties style:text-scale="100%" style:text-position="0% 100%" fo:font-size="11pt" style:font-size-asian="11pt" style:text-emphasize="none"/>
    </style:style>
    <style:style style:name="WW8Num1z8" style:display-name="WW8Num1z8" style:family="text">
      <style:text-properties style:text-scale="100%" style:text-position="0% 100%" fo:font-size="11pt" style:font-size-asian="11pt" style:text-emphasize="none"/>
    </style:style>
    <style:style style:name="WW8Num2z0" style:display-name="WW8Num2z0" style:family="text">
      <style:text-properties style:font-name="Symbol" style:font-name-asian="Symbol" style:font-name-complex="Symbol" style:text-scale="100%" style:text-position="0% 100%" fo:font-size="11pt" style:font-size-asian="11pt" style:text-emphasize="none"/>
    </style:style>
    <style:style style:name="WW8Num2z1" style:display-name="WW8Num2z1" style:family="text">
      <style:text-properties style:font-name="Courier New" style:font-name-asian="Courier New" style:font-name-complex="Courier New" style:text-scale="100%" style:text-position="0% 100%" fo:font-size="11pt" style:font-size-asian="11pt" style:text-emphasize="none"/>
    </style:style>
    <style:style style:name="WW8Num2z2" style:display-name="WW8Num2z2" style:family="text">
      <style:text-properties style:font-name="Wingdings" style:font-name-asian="Wingdings" style:font-name-complex="Wingdings" style:text-scale="100%" style:text-position="0% 100%" fo:font-size="11pt" style:font-size-asian="11pt" style:text-emphasize="none"/>
    </style:style>
    <style:style style:name="WW8Num3z0" style:display-name="WW8Num3z0" style:family="text">
      <style:text-properties style:text-scale="100%" style:text-position="0% 100%" fo:font-size="11pt" style:font-size-asian="11pt" style:text-emphasize="none"/>
    </style:style>
    <style:style style:name="WW8Num3z1" style:display-name="WW8Num3z1" style:family="text">
      <style:text-properties style:text-scale="100%" style:text-position="0% 100%" fo:font-size="11pt" style:font-size-asian="11pt" style:text-emphasize="none"/>
    </style:style>
    <style:style style:name="WW8Num3z2" style:display-name="WW8Num3z2" style:family="text">
      <style:text-properties style:text-scale="100%" style:text-position="0% 100%" fo:font-size="11pt" style:font-size-asian="11pt" style:text-emphasize="none"/>
    </style:style>
    <style:style style:name="WW8Num3z3" style:display-name="WW8Num3z3" style:family="text">
      <style:text-properties style:text-scale="100%" style:text-position="0% 100%" fo:font-size="11pt" style:font-size-asian="11pt" style:text-emphasize="none"/>
    </style:style>
    <style:style style:name="WW8Num3z4" style:display-name="WW8Num3z4" style:family="text">
      <style:text-properties style:text-scale="100%" style:text-position="0% 100%" fo:font-size="11pt" style:font-size-asian="11pt" style:text-emphasize="none"/>
    </style:style>
    <style:style style:name="WW8Num3z5" style:display-name="WW8Num3z5" style:family="text">
      <style:text-properties style:text-scale="100%" style:text-position="0% 100%" fo:font-size="11pt" style:font-size-asian="11pt" style:text-emphasize="none"/>
    </style:style>
    <style:style style:name="WW8Num3z6" style:display-name="WW8Num3z6" style:family="text">
      <style:text-properties style:text-scale="100%" style:text-position="0% 100%" fo:font-size="11pt" style:font-size-asian="11pt" style:text-emphasize="none"/>
    </style:style>
    <style:style style:name="WW8Num3z7" style:display-name="WW8Num3z7" style:family="text">
      <style:text-properties style:text-scale="100%" style:text-position="0% 100%" fo:font-size="11pt" style:font-size-asian="11pt" style:text-emphasize="none"/>
    </style:style>
    <style:style style:name="WW8Num3z8" style:display-name="WW8Num3z8" style:family="text">
      <style:text-properties style:text-scale="100%" style:text-position="0% 100%" fo:font-size="11pt" style:font-size-asian="11pt" style:text-emphasize="none"/>
    </style:style>
    <style:style style:name="WW8Num4z0" style:display-name="WW8Num4z0" style:family="text">
      <style:text-properties style:text-scale="100%" style:text-position="0% 100%" fo:font-size="11pt" style:font-size-asian="11pt" style:text-emphasize="none"/>
    </style:style>
    <style:style style:name="WW8Num4z1" style:display-name="WW8Num4z1" style:family="text">
      <style:text-properties style:text-scale="100%" style:text-position="0% 100%" fo:font-size="11pt" style:font-size-asian="11pt" style:text-emphasize="none"/>
    </style:style>
    <style:style style:name="WW8Num4z2" style:display-name="WW8Num4z2" style:family="text">
      <style:text-properties style:text-scale="100%" style:text-position="0% 100%" fo:font-size="11pt" style:font-size-asian="11pt" style:text-emphasize="none"/>
    </style:style>
    <style:style style:name="WW8Num4z3" style:display-name="WW8Num4z3" style:family="text">
      <style:text-properties style:text-scale="100%" style:text-position="0% 100%" fo:font-size="11pt" style:font-size-asian="11pt" style:text-emphasize="none"/>
    </style:style>
    <style:style style:name="WW8Num4z4" style:display-name="WW8Num4z4" style:family="text">
      <style:text-properties style:text-scale="100%" style:text-position="0% 100%" fo:font-size="11pt" style:font-size-asian="11pt" style:text-emphasize="none"/>
    </style:style>
    <style:style style:name="WW8Num4z5" style:display-name="WW8Num4z5" style:family="text">
      <style:text-properties style:text-scale="100%" style:text-position="0% 100%" fo:font-size="11pt" style:font-size-asian="11pt" style:text-emphasize="none"/>
    </style:style>
    <style:style style:name="WW8Num4z6" style:display-name="WW8Num4z6" style:family="text">
      <style:text-properties style:text-scale="100%" style:text-position="0% 100%" fo:font-size="11pt" style:font-size-asian="11pt" style:text-emphasize="none"/>
    </style:style>
    <style:style style:name="WW8Num4z7" style:display-name="WW8Num4z7" style:family="text">
      <style:text-properties style:text-scale="100%" style:text-position="0% 100%" fo:font-size="11pt" style:font-size-asian="11pt" style:text-emphasize="none"/>
    </style:style>
    <style:style style:name="WW8Num4z8" style:display-name="WW8Num4z8" style:family="text">
      <style:text-properties style:text-scale="100%" style:text-position="0% 100%" fo:font-size="11pt" style:font-size-asian="11pt" style:text-emphasize="none"/>
    </style:style>
    <style:style style:name="WW8Num5z0" style:display-name="WW8Num5z0" style:family="text">
      <style:text-properties style:text-scale="100%" style:text-position="0% 100%" fo:font-size="11pt" style:font-size-asian="11pt" style:text-emphasize="none"/>
    </style:style>
    <style:style style:name="WW8Num5z1" style:display-name="WW8Num5z1" style:family="text">
      <style:text-properties style:text-scale="100%" style:text-position="0% 100%" fo:font-size="11pt" style:font-size-asian="11pt" style:text-emphasize="none"/>
    </style:style>
    <style:style style:name="WW8Num5z2" style:display-name="WW8Num5z2" style:family="text">
      <style:text-properties style:text-scale="100%" style:text-position="0% 100%" fo:font-size="11pt" style:font-size-asian="11pt" style:text-emphasize="none"/>
    </style:style>
    <style:style style:name="WW8Num5z3" style:display-name="WW8Num5z3" style:family="text">
      <style:text-properties style:text-scale="100%" style:text-position="0% 100%" fo:font-size="11pt" style:font-size-asian="11pt" style:text-emphasize="none"/>
    </style:style>
    <style:style style:name="WW8Num5z4" style:display-name="WW8Num5z4" style:family="text">
      <style:text-properties style:text-scale="100%" style:text-position="0% 100%" fo:font-size="11pt" style:font-size-asian="11pt" style:text-emphasize="none"/>
    </style:style>
    <style:style style:name="WW8Num5z5" style:display-name="WW8Num5z5" style:family="text">
      <style:text-properties style:text-scale="100%" style:text-position="0% 100%" fo:font-size="11pt" style:font-size-asian="11pt" style:text-emphasize="none"/>
    </style:style>
    <style:style style:name="WW8Num5z6" style:display-name="WW8Num5z6" style:family="text">
      <style:text-properties style:text-scale="100%" style:text-position="0% 100%" fo:font-size="11pt" style:font-size-asian="11pt" style:text-emphasize="none"/>
    </style:style>
    <style:style style:name="WW8Num5z7" style:display-name="WW8Num5z7" style:family="text">
      <style:text-properties style:text-scale="100%" style:text-position="0% 100%" fo:font-size="11pt" style:font-size-asian="11pt" style:text-emphasize="none"/>
    </style:style>
    <style:style style:name="WW8Num5z8" style:display-name="WW8Num5z8" style:family="text">
      <style:text-properties style:text-scale="100%" style:text-position="0% 100%" fo:font-size="11pt" style:font-size-asian="11pt" style:text-emphasize="none"/>
    </style:style>
    <style:style style:name="WW8Num6z0" style:display-name="WW8Num6z0" style:family="text">
      <style:text-properties style:text-scale="100%" style:text-position="0% 100%" fo:font-size="11pt" style:font-size-asian="11pt" style:text-emphasize="none"/>
    </style:style>
    <style:style style:name="WW8Num6z1" style:display-name="WW8Num6z1" style:family="text">
      <style:text-properties style:text-scale="100%" style:text-position="0% 100%" fo:font-size="11pt" style:font-size-asian="11pt" style:text-emphasize="none"/>
    </style:style>
    <style:style style:name="WW8Num6z2" style:display-name="WW8Num6z2" style:family="text">
      <style:text-properties style:text-scale="100%" style:text-position="0% 100%" fo:font-size="11pt" style:font-size-asian="11pt" style:text-emphasize="none"/>
    </style:style>
    <style:style style:name="WW8Num6z3" style:display-name="WW8Num6z3" style:family="text">
      <style:text-properties style:text-scale="100%" style:text-position="0% 100%" fo:font-size="11pt" style:font-size-asian="11pt" style:text-emphasize="none"/>
    </style:style>
    <style:style style:name="WW8Num6z4" style:display-name="WW8Num6z4" style:family="text">
      <style:text-properties style:text-scale="100%" style:text-position="0% 100%" fo:font-size="11pt" style:font-size-asian="11pt" style:text-emphasize="none"/>
    </style:style>
    <style:style style:name="WW8Num6z5" style:display-name="WW8Num6z5" style:family="text">
      <style:text-properties style:text-scale="100%" style:text-position="0% 100%" fo:font-size="11pt" style:font-size-asian="11pt" style:text-emphasize="none"/>
    </style:style>
    <style:style style:name="WW8Num6z6" style:display-name="WW8Num6z6" style:family="text">
      <style:text-properties style:text-scale="100%" style:text-position="0% 100%" fo:font-size="11pt" style:font-size-asian="11pt" style:text-emphasize="none"/>
    </style:style>
    <style:style style:name="WW8Num6z7" style:display-name="WW8Num6z7" style:family="text">
      <style:text-properties style:text-scale="100%" style:text-position="0% 100%" fo:font-size="11pt" style:font-size-asian="11pt" style:text-emphasize="none"/>
    </style:style>
    <style:style style:name="WW8Num6z8" style:display-name="WW8Num6z8" style:family="text">
      <style:text-properties style:text-scale="100%" style:text-position="0% 100%" fo:font-size="11pt" style:font-size-asian="11pt" style:text-emphasize="none"/>
    </style:style>
    <style:style style:name="CabeçalhoChar" style:display-name="Cabeçalho Char" style:family="text">
      <style:text-properties style:text-scale="100%" style:text-position="0% 100%" fo:font-size="11pt" style:font-size-asian="11pt" style:text-emphasize="none" fo:language="pt" fo:country="BR"/>
    </style:style>
    <style:style style:name="RodapéChar" style:display-name="Rodapé Char" style:family="text">
      <style:text-properties style:text-scale="100%" style:text-position="0% 100%" fo:font-size="11pt" style:font-size-asian="11pt" style:text-emphasize="none" fo:language="pt" fo:country="BR"/>
    </style:style>
    <style:style style:name="Título1Char" style:display-name="Título 1 Char" style:family="text">
      <style:text-properties style:font-name="Arial" style:font-name-asian="Times New Roman" style:font-name-complex="Arial" fo:font-weight="bold" style:font-weight-asian="bold" style:text-scale="100%" style:text-position="0% 100%" fo:font-size="12pt" style:font-size-asian="12pt" style:text-emphasize="none"/>
    </style:style>
    <style:style style:name="Internetlink" style:display-name="Internet link" style:family="text">
      <style:text-properties fo:color="#0000FF" style:text-scale="100%" style:text-position="0% 100%" fo:font-size="11pt" style:font-size-asian="11pt" style:text-underline-type="single" style:text-underline-style="solid" style:text-underline-width="auto" style:text-underline-mode="continuous" style:text-underline-color="font-color" style:text-emphasize="none"/>
    </style:style>
    <style:style style:name="CorpodetextoChar" style:display-name="Corpo de texto Char" style:family="text">
      <style:text-properties style:font-name="Times New Roman" style:font-name-asian="Times New Roman" style:font-name-complex="Times New Roman" style:text-scale="100%" style:text-position="0% 100%" fo:font-size="11pt" style:font-size-asian="11pt" style:text-emphasize="none"/>
    </style:style>
    <style:style style:name="apple-converted-space" style:display-name="apple-converted-space" style:family="text" style:parent-style-name="Fonteparág.padrão">
      <style:text-properties style:text-scale="100%" style:text-position="0% 100%" fo:font-size="11pt" style:font-size-asian="11pt" style:text-emphasize="none"/>
    </style:style>
    <style:style style:name="StrongEmphasis" style:display-name="Strong Emphasis" style:family="text">
      <style:text-properties fo:font-weight="bold" style:font-weight-asian="bold" style:font-weight-complex="bold" style:text-scale="100%" style:text-position="0% 100%" fo:font-size="11pt" style:font-size-asian="11pt" style:text-emphasize="none"/>
    </style:style>
    <style:style style:name="Ref.decomentário" style:display-name="Ref. de comentário" style:family="text">
      <style:text-properties style:text-scale="100%" style:text-position="0% 100%" fo:font-size="8pt" style:font-size-asian="8pt" style:font-size-complex="8pt" style:text-emphasize="none"/>
    </style:style>
    <style:style style:name="TextodecomentárioChar" style:display-name="Texto de comentário Char" style:family="text">
      <style:text-properties style:text-scale="100%" style:text-position="0% 100%" fo:font-size="11pt" style:font-size-asian="11pt" style:text-emphasize="none"/>
    </style:style>
    <style:style style:name="AssuntodocomentárioChar" style:display-name="Assunto do comentário Char" style:family="text">
      <style:text-properties fo:font-weight="bold" style:font-weight-asian="bold" style:font-weight-complex="bold" style:text-scale="100%" style:text-position="0% 100%" fo:font-size="11pt" style:font-size-asian="11pt" style:text-emphasiz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1.1812in" fo:margin-bottom="0.207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5798in"/>
      </style:footer-style>
    </style:page-layout>
    <style:style style:name="P2" style:parent-style-name="LO-normal" style:family="paragraph">
      <style:paragraph-properties fo:margin-bottom="0in" fo:line-height="100%">
        <style:tab-stops>
          <style:tab-stop style:type="center" style:position="3.15in"/>
          <style:tab-stop style:type="left" style:position="4.0729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3" style:parent-style-name="LO-normal" style:family="paragraph">
      <style:paragraph-properties fo:margin-bottom="0in" fo:line-height="100%">
        <style:tab-stops>
          <style:tab-stop style:type="center" style:position="3.15in"/>
          <style:tab-stop style:type="left" style:position="4.0729in"/>
        </style:tab-stops>
      </style:paragraph-properties>
    </style:style>
    <style:style style:name="T4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5" style:parent-style-name="LO-normal" style:family="paragraph">
      <style:paragraph-properties fo:margin-bottom="0in" fo:line-height="100%">
        <style:tab-stops>
          <style:tab-stop style:type="center" style:position="3.15in"/>
          <style:tab-stop style:type="left" style:position="4.0729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6" style:parent-style-name="LO-normal" style:family="paragraph">
      <style:paragraph-properties fo:margin-bottom="0in" fo:line-height="100%">
        <style:tab-stops>
          <style:tab-stop style:type="center" style:position="3.15in"/>
          <style:tab-stop style:type="left" style:position="4.0729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7" style:parent-style-name="LO-normal" style:family="paragraph">
      <style:paragraph-properties fo:margin-bottom="0in" fo:line-height="100%">
        <style:tab-stops>
          <style:tab-stop style:type="center" style:position="3.15in"/>
          <style:tab-stop style:type="left" style:position="4.0729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8" style:parent-style-name="Título1" style:family="paragraph">
      <style:text-properties style:font-name="Times New Roman" fo:font-size="13pt" style:font-size-asian="13pt" style:font-size-complex="13pt"/>
    </style:style>
    <style:style style:name="P9" style:parent-style-name="Título1" style:family="paragraph">
      <style:text-properties style:font-name="Times New Roman" fo:font-size="13pt" style:font-size-asian="13pt" style:font-size-complex="13pt"/>
    </style:style>
    <style:style style:name="P10" style:parent-style-name="Título1" style:family="paragraph">
      <style:text-properties style:font-name="Times New Roman" fo:font-size="13pt" style:font-size-asian="13pt" style:font-size-complex="13pt"/>
    </style:style>
    <style:style style:name="P11" style:parent-style-name="Título1" style:family="paragraph">
      <style:paragraph-properties fo:line-height="120%"/>
    </style:style>
    <style:style style:name="T12" style:parent-style-name="Fonteparág.padrão" style:family="text">
      <style:text-properties style:font-name="Times New Roman" fo:color="#000000" fo:font-size="13pt" style:font-size-asian="13pt" style:font-size-complex="13pt"/>
    </style:style>
    <style:style style:name="T13" style:parent-style-name="Fonteparág.padrão" style:family="text">
      <style:text-properties style:font-name="Times New Roman" fo:color="#000000" fo:font-size="13pt" style:font-size-asian="13pt" style:font-size-complex="13pt"/>
    </style:style>
    <style:style style:name="P14" style:parent-style-name="Título1" style:family="paragraph">
      <style:paragraph-properties fo:line-height="120%"/>
      <style:text-properties style:font-name="Times New Roman" fo:color="#000000" fo:font-size="13pt" style:font-size-asian="13pt" style:font-size-complex="13pt"/>
    </style:style>
    <style:style style:name="P15" style:parent-style-name="LO-normal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3pt" style:font-size-asian="13pt" style:font-size-complex="13pt"/>
    </style:style>
    <style:style style:name="P16" style:parent-style-name="LO-normal" style:family="paragraph">
      <style:paragraph-properties fo:margin-bottom="0in" fo:line-height="100%">
        <style:tab-stops>
          <style:tab-stop style:type="center" style:position="3.15in"/>
          <style:tab-stop style:type="left" style:position="4.0729in"/>
        </style:tab-stops>
      </style:paragraph-properties>
      <style:text-properties fo:font-weight="bold" style:font-weight-asian="bold" fo:color="#000000" fo:font-size="8pt" style:font-size-asian="8pt" style:font-size-complex="8pt"/>
    </style:style>
    <style:style style:name="P17" style:parent-style-name="LO-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justify" fo:margin-bottom="0in" fo:line-height="100%"/>
      <style:text-properties fo:color="#595959" fo:font-size="7pt" style:font-size-asian="7pt" style:font-size-complex="7pt"/>
    </style:style>
    <style:style style:name="P18" style:parent-style-name="Textbod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/>
      <style:text-properties style:font-name="Calibri, sans-serif" style:font-name-complex="Calibri" fo:color="#000000" fo:font-size="8pt" style:font-size-asian="8pt" style:font-size-complex="8pt"/>
    </style:style>
    <style:style style:name="P19" style:parent-style-name="Textbod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/>
      <style:text-properties style:font-name="Calibri, sans-serif" style:font-name-complex="Calibri" fo:color="#000000" fo:font-size="8pt" style:font-size-asian="8pt" style:font-size-complex="8pt"/>
    </style:style>
    <style:style style:name="P20" style:parent-style-name="Textbod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/>
      <style:text-properties style:font-name="Calibri, sans-serif" style:font-name-complex="Calibri" fo:color="#000000" fo:font-size="8pt" style:font-size-asian="8pt" style:font-size-complex="8pt"/>
    </style:style>
    <style:style style:name="P21" style:parent-style-name="Textbody" style:family="paragraph">
      <style:paragraph-properties fo:margin-bottom="0in" fo:line-height="100%"/>
      <style:text-properties style:font-name="Calibri, sans-serif" fo:color="#000000" fo:font-size="8pt" style:font-size-asian="8pt" style:font-size-complex="8pt"/>
    </style:style>
    <style:style style:name="P22" style:parent-style-name="Textbody" style:family="paragraph">
      <style:paragraph-properties fo:margin-bottom="0in" fo:line-height="100%"/>
      <style:text-properties style:font-name="Calibri, sans-serif" fo:color="#000000" fo:font-size="8pt" style:font-size-asian="8pt" style:font-size-complex="8pt"/>
    </style:style>
    <style:style style:name="P23" style:parent-style-name="Textbody" style:family="paragraph">
      <style:text-properties style:font-name="Times New Roman" style:font-name-asian="Times New Roman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-0.00199in, -0.002in, -0.00199in, -0.002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><text:span text:style-name="T4"><draw:frame draw:z-index="251659264" draw:style-name="a0" draw:name="Figura2" text:anchor-type="paragraph" svg:x="2.56378in" svg:y="0.00157in" svg:width="1.17165in" svg:height="0.88346in" style:rel-width="scale" style:rel-height="scale"><draw:image xlink:href="media/image1.png" xlink:type="simple" xlink:show="embed" xlink:actuate="onLoad"/><svg:title/><svg:desc/></draw:frame></text:span></text:p>
        <text:p text:style-name="P5"/>
        <text:p text:style-name="P6"/>
        <text:p text:style-name="P7"/>
        <text:h text:style-name="P8" text:outline-level="1"/>
        <text:h text:style-name="P9" text:outline-level="1"/>
        <text:h text:style-name="P10" text:outline-level="1">Município de Criciúma</text:h>
        <text:h text:style-name="P11" text:outline-level="1"><text:span text:style-name="T12">Secretaria</text:span><text:span text:style-name="T13"><text:s/>Municipal de Saúde</text:span></text:h>
        <text:h text:style-name="P14" text:outline-level="1">Comissão de Ética da Enfermagem – CEE</text:h>
        <text:p text:style-name="P15"/>
        <text:p text:style-name="P16"/>
      </style:header>
      <style:footer>
        <text:p text:style-name="P17"/>
        <text:p text:style-name="P18"><text:bookmark-start text:name="docs-internal-guid-c25e40e2-7fff-d199-de"/><text:bookmark-end text:name="docs-internal-guid-c25e40e2-7fff-d199-de"/>Rua: Domênico <text:s/>Sonego, Nº<text:s/>542,</text:p>
        <text:p text:style-name="P19">Bairro Santa Bárbara – CEP: 88804-050</text:p>
        <text:p text:style-name="P20">Município de Criciúma – Santa Catarina – Brasil</text:p>
        <text:p text:style-name="P21">Fone: (48) 34310200 Ramal 2210</text:p>
        <text:p text:style-name="P22">E-mail: comissaoetica.enfermagem@criciuma.sc.gov.br</text:p>
        <text:p text:style-name="P2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oao Luiz Giamattey</meta:initial-creator>
    <dc:creator>VALDEMIRA SANTINA DAGOSTIN</dc:creator>
    <meta:creation-date>2023-11-30T16:52:00Z</meta:creation-date>
    <dc:date>2023-11-30T16:53:00Z</dc:date>
    <meta:print-date>2023-11-01T14:55:00Z</meta:print-date>
    <meta:template xlink:href="Normal" xlink:type="simple"/>
    <meta:editing-cycles>2</meta:editing-cycles>
    <meta:editing-duration>PT120S</meta:editing-duration>
    <meta:document-statistic meta:page-count="10" meta:paragraph-count="38" meta:word-count="2999" meta:character-count="19159" meta:row-count="134" meta:non-whitespace-character-count="16198"/>
  </office:meta>
</office:document-meta>
</file>